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weight="bold" officeooo:rsid="00017ff5" officeooo:paragraph-rsid="00017ff5" style:font-weight-asian="bold" style:font-weight-complex="bold"/>
    </style:style>
    <style:style style:name="P2" style:family="paragraph" style:parent-style-name="Standard" style:list-style-name="L1">
      <style:text-properties style:font-name="Times New Roman" officeooo:rsid="00017ff5" officeooo:paragraph-rsid="00017ff5"/>
    </style:style>
    <style:style style:name="P3" style:family="paragraph" style:parent-style-name="Standard" style:list-style-name="L1">
      <style:text-properties style:font-name="Times New Roman"/>
    </style:style>
    <style:style style:name="P4" style:family="paragraph" style:parent-style-name="Standard" style:list-style-name="L1">
      <style:text-properties style:font-name="Times New Roman" officeooo:paragraph-rsid="000e6eef"/>
    </style:style>
    <style:style style:name="P5" style:family="paragraph" style:parent-style-name="Standard" style:list-style-name="L1">
      <style:text-properties style:font-name="Times New Roman" officeooo:rsid="00046ecd" officeooo:paragraph-rsid="00046ecd"/>
    </style:style>
    <style:style style:name="P6" style:family="paragraph" style:parent-style-name="Standard" style:list-style-name="L1">
      <style:text-properties style:font-name="Times New Roman" officeooo:rsid="0005b117" officeooo:paragraph-rsid="0005b117"/>
    </style:style>
    <style:style style:name="P7" style:family="paragraph" style:parent-style-name="Standard" style:list-style-name="L1">
      <style:text-properties style:font-name="Times New Roman" officeooo:rsid="000953da" officeooo:paragraph-rsid="000953da"/>
    </style:style>
    <style:style style:name="P8" style:family="paragraph" style:parent-style-name="Standard" style:list-style-name="L1">
      <style:text-properties style:font-name="Times New Roman" officeooo:rsid="000b04b5" officeooo:paragraph-rsid="000b04b5"/>
    </style:style>
    <style:style style:name="P9" style:family="paragraph" style:parent-style-name="Standard" style:list-style-name="L1">
      <style:text-properties style:font-name="Times New Roman" officeooo:rsid="000ce282" officeooo:paragraph-rsid="000ce282"/>
    </style:style>
    <style:style style:name="P10" style:family="paragraph" style:parent-style-name="Standard" style:list-style-name="L1">
      <style:text-properties style:font-name="Times New Roman" officeooo:rsid="000e2018" officeooo:paragraph-rsid="000e2018"/>
    </style:style>
    <style:style style:name="P11" style:family="paragraph" style:parent-style-name="Standard">
      <style:text-properties style:font-name="Times New Roman"/>
    </style:style>
    <style:style style:name="P12" style:family="paragraph" style:parent-style-name="Standard">
      <style:paragraph-properties fo:break-before="page"/>
      <style:text-properties style:font-name="Times New Roman" fo:font-weight="bold" officeooo:rsid="00046ecd" officeooo:paragraph-rsid="00046ecd" style:font-weight-asian="bold" style:font-weight-complex="bold"/>
    </style:style>
    <style:style style:name="P13" style:family="paragraph" style:parent-style-name="Bibliography_20_1">
      <style:text-properties style:font-name="Times New Roman"/>
    </style:style>
    <style:style style:name="T1" style:family="text">
      <style:text-properties officeooo:rsid="00017ff5"/>
    </style:style>
    <style:style style:name="T2" style:family="text">
      <style:text-properties officeooo:rsid="00033e6f"/>
    </style:style>
    <style:style style:name="T3" style:family="text">
      <style:text-properties officeooo:rsid="00046ecd"/>
    </style:style>
    <style:style style:name="T4" style:family="text">
      <style:text-properties officeooo:rsid="000e6eef"/>
    </style:style>
    <style:style style:name="T5" style:family="text">
      <style:text-properties style:text-underline-style="none" officeooo:rsid="000b0145"/>
    </style:style>
    <style:style style:name="T6" style:family="text">
      <style:text-properties officeooo:rsid="0005b117"/>
    </style:style>
    <style:style style:name="T7" style:family="text">
      <style:text-properties officeooo:rsid="000953da"/>
    </style:style>
    <style:style style:name="T8" style:family="text">
      <style:text-properties officeooo:rsid="000b04b5"/>
    </style:style>
    <style:style style:name="T9" style:family="text">
      <style:text-properties officeooo:rsid="000ce282"/>
    </style:style>
    <style:style style:name="T10" style:family="text">
      <style:text-properties officeooo:rsid="000e2018"/>
    </style:style>
    <style:style style:name="T11" style:family="text">
      <style:text-properties fo:font-style="italic" style:font-style-asian="itali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ST Research Outline</text:p>
      <text:list text:style-name="L1">
        <text:list-item>
          <text:p text:style-name="P2">NST History</text:p>
          <text:list>
            <text:list-item>
              <text:p text:style-name="P3"><text:span text:style-name="T1">Gatys Paper </text:span><text:span text:style-name="T2">(This is the paper NST was proposed in)</text:span><text:span text:style-name="T1"> </text:span><text:reference-mark-start text:name="ZOTERO_ITEM CSL_CITATION {&quot;citationID&quot;:&quot;JM3E6k06&quot;,&quot;properties&quot;:{&quot;formattedCitation&quot;:&quot;[1]&quot;,&quot;plainCitation&quot;:&quot;[1]&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Om88ReE3WD"/><text:span text:style-name="T1">[1]</text:span><text:reference-mark-end text:name="ZOTERO_ITEM CSL_CITATION {&quot;citationID&quot;:&quot;JM3E6k06&quot;,&quot;properties&quot;:{&quot;formattedCitation&quot;:&quot;[1]&quot;,&quot;plainCitation&quot;:&quot;[1]&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Om88ReE3WD"/></text:p>
            </text:list-item>
            <text:list-item>
              <text:p text:style-name="P3"><text:span text:style-name="T2">Efros Image Quilting(Early Style Transfer) </text:span><text:reference-mark-start text:name="ZOTERO_ITEM CSL_CITATION {&quot;citationID&quot;:&quot;7SGiB0rK&quot;,&quot;properties&quot;:{&quot;formattedCitation&quot;:&quot;[2]&quot;,&quot;plainCitation&quot;:&quot;[2]&quot;,&quot;noteIndex&quot;:0},&quot;citationItems&quot;:[{&quot;id&quot;:85,&quot;uris&quot;:[&quot;http://zotero.org/users/local/FlXyRKaA/items/PEA8HBM3&quot;],&quot;itemData&quot;:{&quot;id&quot;:85,&quot;type&quot;:&quot;paper-conference&quot;,&quot;abstract&quot;:&quot;We present a simple image-based method of generating novel visual appearance in which a new image is synthesized by stitching together small patches of existing images. We call this process image quilting. First, we use quilting as a fast and very simple texture synthesis algorithm which produces surprisingly good results for a wide range of textures. Second, we extend the algorithm to perform texture transfer — rendering an object with a texture taken from a different object. More generally, we demonstrate how an image can be re-rendered in the style of a different image. The method works directly on the images and does not require 3D information.&quot;,&quot;collection-title&quot;:&quot;SIGGRAPH '01&quot;,&quot;container-title&quot;:&quot;Proceedings of the 28th annual conference on Computer graphics and interactive techniques&quot;,&quot;DOI&quot;:&quot;10.1145/383259.383296&quot;,&quot;event-place&quot;:&quot;New York, NY, USA&quot;,&quot;ISBN&quot;:&quot;978-1-58113-374-5&quot;,&quot;page&quot;:&quot;341–346&quot;,&quot;publisher&quot;:&quot;Association for Computing Machinery&quot;,&quot;publisher-place&quot;:&quot;New York, NY, USA&quot;,&quot;source&quot;:&quot;ACM Digital Library&quot;,&quot;title&quot;:&quot;Image quilting for texture synthesis and transfer&quot;,&quot;URL&quot;:&quot;https://dl.acm.org/doi/10.1145/383259.383296&quot;,&quot;author&quot;:[{&quot;family&quot;:&quot;Efros&quot;,&quot;given&quot;:&quot;Alexei A.&quot;},{&quot;family&quot;:&quot;Freeman&quot;,&quot;given&quot;:&quot;William T.&quot;}],&quot;accessed&quot;:{&quot;date-parts&quot;:[[&quot;2025&quot;,8,28]]},&quot;issued&quot;:{&quot;date-parts&quot;:[[&quot;2001&quot;,8,1]]}}}],&quot;schema&quot;:&quot;https://github.com/citation-style-language/schema/raw/master/csl-citation.json&quot;} RNDqL1saNABUd"/>[2]<text:reference-mark-end text:name="ZOTERO_ITEM CSL_CITATION {&quot;citationID&quot;:&quot;7SGiB0rK&quot;,&quot;properties&quot;:{&quot;formattedCitation&quot;:&quot;[2]&quot;,&quot;plainCitation&quot;:&quot;[2]&quot;,&quot;noteIndex&quot;:0},&quot;citationItems&quot;:[{&quot;id&quot;:85,&quot;uris&quot;:[&quot;http://zotero.org/users/local/FlXyRKaA/items/PEA8HBM3&quot;],&quot;itemData&quot;:{&quot;id&quot;:85,&quot;type&quot;:&quot;paper-conference&quot;,&quot;abstract&quot;:&quot;We present a simple image-based method of generating novel visual appearance in which a new image is synthesized by stitching together small patches of existing images. We call this process image quilting. First, we use quilting as a fast and very simple texture synthesis algorithm which produces surprisingly good results for a wide range of textures. Second, we extend the algorithm to perform texture transfer — rendering an object with a texture taken from a different object. More generally, we demonstrate how an image can be re-rendered in the style of a different image. The method works directly on the images and does not require 3D information.&quot;,&quot;collection-title&quot;:&quot;SIGGRAPH '01&quot;,&quot;container-title&quot;:&quot;Proceedings of the 28th annual conference on Computer graphics and interactive techniques&quot;,&quot;DOI&quot;:&quot;10.1145/383259.383296&quot;,&quot;event-place&quot;:&quot;New York, NY, USA&quot;,&quot;ISBN&quot;:&quot;978-1-58113-374-5&quot;,&quot;page&quot;:&quot;341–346&quot;,&quot;publisher&quot;:&quot;Association for Computing Machinery&quot;,&quot;publisher-place&quot;:&quot;New York, NY, USA&quot;,&quot;source&quot;:&quot;ACM Digital Library&quot;,&quot;title&quot;:&quot;Image quilting for texture synthesis and transfer&quot;,&quot;URL&quot;:&quot;https://dl.acm.org/doi/10.1145/383259.383296&quot;,&quot;author&quot;:[{&quot;family&quot;:&quot;Efros&quot;,&quot;given&quot;:&quot;Alexei A.&quot;},{&quot;family&quot;:&quot;Freeman&quot;,&quot;given&quot;:&quot;William T.&quot;}],&quot;accessed&quot;:{&quot;date-parts&quot;:[[&quot;2025&quot;,8,28]]},&quot;issued&quot;:{&quot;date-parts&quot;:[[&quot;2001&quot;,8,1]]}}}],&quot;schema&quot;:&quot;https://github.com/citation-style-language/schema/raw/master/csl-citation.json&quot;} RNDqL1saNABUd"/></text:p>
            </text:list-item>
            <text:list-item>
              <text:p text:style-name="P4">Ashikhmin <text:span text:style-name="T3">Fast Texture (Another paper proposing style transfer) </text:span><text:reference-mark-start text:name="ZOTERO_ITEM CSL_CITATION {&quot;citationID&quot;:&quot;f4JD3fQo&quot;,&quot;properties&quot;:{&quot;formattedCitation&quot;:&quot;[3]&quot;,&quot;plainCitation&quot;:&quot;[3]&quot;,&quot;noteIndex&quot;:0},&quot;citationItems&quot;:[{&quot;id&quot;:3,&quot;uris&quot;:[&quot;http://zotero.org/users/local/FlXyRKaA/items/KGW4TS95&quot;],&quot;itemData&quot;:{&quot;id&quot;:3,&quot;type&quot;:&quot;article-journal&quot;,&quot;abstract&quot;:&quot;The article presents an algorithm for texture transfer between images that is up to several orders of magnitude faster than current state-of-the-art techniques. I demonstrate how the technique can leverage self-similarity of complex images to increase resolution of some types of images and to create novel, artistic looking images from photographs without any prior artistic source. Compared to other alternatives, methods based on texture transfer are global in the sense that the user need not deal with details such as defining and painting individual brush strokes. Texture transfer methods are also more general since they don't need to emulate any particular artistic style (line drawing, hatching, realistic oil painting, and so on). Not surprisingly, there is a price to pay for this generality - an algorithm designed for a specific artistic style will most likely produce results superior to those presented in the paper for that particular case.&quot;,&quot;container-title&quot;:&quot;IEEE Computer Graphics and Applications&quot;,&quot;DOI&quot;:&quot;10.1109/MCG.2003.1210863&quot;,&quot;ISSN&quot;:&quot;1558-1756&quot;,&quot;issue&quot;:&quot;4&quot;,&quot;page&quot;:&quot;38-43&quot;,&quot;source&quot;:&quot;IEEE Xplore&quot;,&quot;title&quot;:&quot;Fast texture transfer&quot;,&quot;volume&quot;:&quot;23&quot;,&quot;author&quot;:[{&quot;family&quot;:&quot;Ashikhmin&quot;,&quot;given&quot;:&quot;N.&quot;}],&quot;issued&quot;:{&quot;date-parts&quot;:[[&quot;2003&quot;,7]]}}}],&quot;schema&quot;:&quot;https://github.com/citation-style-language/schema/raw/master/csl-citation.json&quot;} RNDi4Q1CluOus"/><text:span text:style-name="T3">[3]</text:span><text:reference-mark-end text:name="ZOTERO_ITEM CSL_CITATION {&quot;citationID&quot;:&quot;f4JD3fQo&quot;,&quot;properties&quot;:{&quot;formattedCitation&quot;:&quot;[3]&quot;,&quot;plainCitation&quot;:&quot;[3]&quot;,&quot;noteIndex&quot;:0},&quot;citationItems&quot;:[{&quot;id&quot;:3,&quot;uris&quot;:[&quot;http://zotero.org/users/local/FlXyRKaA/items/KGW4TS95&quot;],&quot;itemData&quot;:{&quot;id&quot;:3,&quot;type&quot;:&quot;article-journal&quot;,&quot;abstract&quot;:&quot;The article presents an algorithm for texture transfer between images that is up to several orders of magnitude faster than current state-of-the-art techniques. I demonstrate how the technique can leverage self-similarity of complex images to increase resolution of some types of images and to create novel, artistic looking images from photographs without any prior artistic source. Compared to other alternatives, methods based on texture transfer are global in the sense that the user need not deal with details such as defining and painting individual brush strokes. Texture transfer methods are also more general since they don't need to emulate any particular artistic style (line drawing, hatching, realistic oil painting, and so on). Not surprisingly, there is a price to pay for this generality - an algorithm designed for a specific artistic style will most likely produce results superior to those presented in the paper for that particular case.&quot;,&quot;container-title&quot;:&quot;IEEE Computer Graphics and Applications&quot;,&quot;DOI&quot;:&quot;10.1109/MCG.2003.1210863&quot;,&quot;ISSN&quot;:&quot;1558-1756&quot;,&quot;issue&quot;:&quot;4&quot;,&quot;page&quot;:&quot;38-43&quot;,&quot;source&quot;:&quot;IEEE Xplore&quot;,&quot;title&quot;:&quot;Fast texture transfer&quot;,&quot;volume&quot;:&quot;23&quot;,&quot;author&quot;:[{&quot;family&quot;:&quot;Ashikhmin&quot;,&quot;given&quot;:&quot;N.&quot;}],&quot;issued&quot;:{&quot;date-parts&quot;:[[&quot;2003&quot;,7]]}}}],&quot;schema&quot;:&quot;https://github.com/citation-style-language/schema/raw/master/csl-citation.json&quot;} RNDi4Q1CluOus"/></text:p>
            </text:list-item>
          </text:list>
        </text:list-item>
        <text:list-item>
          <text:p text:style-name="P2">Texture Synthesis <text:span text:style-name="T3">Earlier Works</text:span></text:p>
          <text:list>
            <text:list-item>
              <text:p text:style-name="P3"><text:span text:style-name="T2">Efros Non-Parametric(Early effort at texture synthesis, useful in image processing) </text:span><text:reference-mark-start text:name="ZOTERO_ITEM CSL_CITATION {&quot;citationID&quot;:&quot;LU5BoQ6B&quot;,&quot;properties&quot;:{&quot;formattedCitation&quot;:&quot;[4]&quot;,&quot;plainCitation&quot;:&quot;[4]&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Y3P7xM3ZF4"/><text:span text:style-name="T2">[4]</text:span><text:reference-mark-end text:name="ZOTERO_ITEM CSL_CITATION {&quot;citationID&quot;:&quot;LU5BoQ6B&quot;,&quot;properties&quot;:{&quot;formattedCitation&quot;:&quot;[4]&quot;,&quot;plainCitation&quot;:&quot;[4]&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Y3P7xM3ZF4"/></text:p>
            </text:list-item>
            <text:list-item>
              <text:p text:style-name="P3"><text:span text:style-name="T3">Wei Fast Texture (Markov Random Fields) </text:span><text:reference-mark-start text:name="ZOTERO_ITEM CSL_CITATION {&quot;citationID&quot;:&quot;TtE0H1zN&quot;,&quot;properties&quot;:{&quot;formattedCitation&quot;:&quot;[5]&quot;,&quot;plainCitation&quot;:&quot;[5]&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dyY680Q0pI"/><text:span text:style-name="T3">[5]</text:span><text:reference-mark-end text:name="ZOTERO_ITEM CSL_CITATION {&quot;citationID&quot;:&quot;TtE0H1zN&quot;,&quot;properties&quot;:{&quot;formattedCitation&quot;:&quot;[5]&quot;,&quot;plainCitation&quot;:&quot;[5]&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dyY680Q0pI"/></text:p>
            </text:list-item>
            <text:list-item>
              <text:p text:style-name="P3"><text:span text:style-name="T4">Lewis </text:span><text:reference-mark-start text:name="ZOTERO_ITEM CSL_CITATION {&quot;citationID&quot;:&quot;83IY2zaM&quot;,&quot;properties&quot;:{&quot;formattedCitation&quot;:&quot;[6]&quot;,&quot;plainCitation&quot;:&quot;[6]&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zj8N9VvhPU"/><text:span text:style-name="T4">[6]</text:span><text:reference-mark-end text:name="ZOTERO_ITEM CSL_CITATION {&quot;citationID&quot;:&quot;83IY2zaM&quot;,&quot;properties&quot;:{&quot;formattedCitation&quot;:&quot;[6]&quot;,&quot;plainCitation&quot;:&quot;[6]&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zj8N9VvhPU"/></text:p>
            </text:list-item>
            <text:list-item>
              <text:p text:style-name="P3"><text:span text:style-name="T5">Gagalowicz </text:span><text:reference-mark-start text:name="ZOTERO_ITEM CSL_CITATION {&quot;citationID&quot;:&quot;Uegj4Ek0&quot;,&quot;properties&quot;:{&quot;formattedCitation&quot;:&quot;[7]&quot;,&quot;plainCitation&quot;:&quot;[7]&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oDsxJHe7Hf"/><text:span text:style-name="T5">[7]</text:span><text:reference-mark-end text:name="ZOTERO_ITEM CSL_CITATION {&quot;citationID&quot;:&quot;Uegj4Ek0&quot;,&quot;properties&quot;:{&quot;formattedCitation&quot;:&quot;[7]&quot;,&quot;plainCitation&quot;:&quot;[7]&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oDsxJHe7Hf"/></text:p>
            </text:list-item>
          </text:list>
        </text:list-item>
        <text:list-item>
          <text:p text:style-name="P5">Later Works</text:p>
          <text:list>
            <text:list-item>
              <text:p text:style-name="P6">Texture Synthesis</text:p>
              <text:list>
                <text:list-item>
                  <text:p text:style-name="P3"><text:span text:style-name="T3">Gatys Texture Synthesis (Preliminary Work) </text:span><text:reference-mark-start text:name="ZOTERO_ITEM CSL_CITATION {&quot;citationID&quot;:&quot;d0b9l4p4&quot;,&quot;properties&quot;:{&quot;formattedCitation&quot;:&quot;[8]&quot;,&quot;plainCitation&quot;:&quot;[8]&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jvtiysPut9"/><text:span text:style-name="T3">[8]</text:span><text:reference-mark-end text:name="ZOTERO_ITEM CSL_CITATION {&quot;citationID&quot;:&quot;d0b9l4p4&quot;,&quot;properties&quot;:{&quot;formattedCitation&quot;:&quot;[8]&quot;,&quot;plainCitation&quot;:&quot;[8]&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jvtiysPut9"/></text:p>
                </text:list-item>
                <text:list-item>
                  <text:p text:style-name="P3"><text:span text:style-name="T3">Elad Style Transfer (A later technique created after NST) </text:span><text:reference-mark-start text:name="ZOTERO_ITEM CSL_CITATION {&quot;citationID&quot;:&quot;EBr4Uhdt&quot;,&quot;properties&quot;:{&quot;formattedCitation&quot;:&quot;[9]&quot;,&quot;plainCitation&quot;:&quot;[9]&quot;,&quot;noteIndex&quot;:0},&quot;citationItems&quot;:[{&quot;id&quot;:79,&quot;uris&quot;:[&quot;http://zotero.org/users/local/FlXyRKaA/items/HUPE6UHS&quot;],&quot;itemData&quot;:{&quot;id&quot;:79,&quot;type&quot;:&quot;article-journal&quot;,&quot;abstract&quot;:&quot;Style transfer is a process of migrating a style from a given image to the content of another, synthesizing a new image, which is an artistic mixture of the two. Recent work on this problem adopting convolutional neural-networks (CNN) ignited a renewed interest in this field, due to the very impressive results obtained. There exists an alternative path toward handling the style transfer task, via the generalization of texture synthesis algorithms. This approach has been proposed over the years, but its results are typically less impressive compared with the CNN ones. In this paper, we propose a novel style transfer algorithm that extends the texture synthesis work of Kwatra et al. (2005), while aiming to get stylized images that are closer in quality to the CNN ones. We modify Kwatra's algorithm in several key ways in order to achieve the desired transfer, with emphasis on a consistent way for keeping the content intact in selected regions, while producing hallucinated and rich style in others. The results obtained are visually pleasing and diverse, shown to be competitive with the recent CNN style transfer algorithms. The proposed algorithm is fast and flexible, being able to process any pair of content + style images.&quot;,&quot;container-title&quot;:&quot;IEEE Transactions on Image Processing&quot;,&quot;DOI&quot;:&quot;10.1109/TIP.2017.2678168&quot;,&quot;ISSN&quot;:&quot;1941-0042&quot;,&quot;issue&quot;:&quot;5&quot;,&quot;page&quot;:&quot;2338-2351&quot;,&quot;source&quot;:&quot;IEEE Xplore&quot;,&quot;title&quot;:&quot;Style Transfer Via Texture Synthesis&quot;,&quot;volume&quot;:&quot;26&quot;,&quot;author&quot;:[{&quot;family&quot;:&quot;Elad&quot;,&quot;given&quot;:&quot;Michael&quot;},{&quot;family&quot;:&quot;Milanfar&quot;,&quot;given&quot;:&quot;Peyman&quot;}],&quot;issued&quot;:{&quot;date-parts&quot;:[[&quot;2017&quot;,5]]}}}],&quot;schema&quot;:&quot;https://github.com/citation-style-language/schema/raw/master/csl-citation.json&quot;} RND6nko7QsPEO"/><text:span text:style-name="T3">[9]</text:span><text:reference-mark-end text:name="ZOTERO_ITEM CSL_CITATION {&quot;citationID&quot;:&quot;EBr4Uhdt&quot;,&quot;properties&quot;:{&quot;formattedCitation&quot;:&quot;[9]&quot;,&quot;plainCitation&quot;:&quot;[9]&quot;,&quot;noteIndex&quot;:0},&quot;citationItems&quot;:[{&quot;id&quot;:79,&quot;uris&quot;:[&quot;http://zotero.org/users/local/FlXyRKaA/items/HUPE6UHS&quot;],&quot;itemData&quot;:{&quot;id&quot;:79,&quot;type&quot;:&quot;article-journal&quot;,&quot;abstract&quot;:&quot;Style transfer is a process of migrating a style from a given image to the content of another, synthesizing a new image, which is an artistic mixture of the two. Recent work on this problem adopting convolutional neural-networks (CNN) ignited a renewed interest in this field, due to the very impressive results obtained. There exists an alternative path toward handling the style transfer task, via the generalization of texture synthesis algorithms. This approach has been proposed over the years, but its results are typically less impressive compared with the CNN ones. In this paper, we propose a novel style transfer algorithm that extends the texture synthesis work of Kwatra et al. (2005), while aiming to get stylized images that are closer in quality to the CNN ones. We modify Kwatra's algorithm in several key ways in order to achieve the desired transfer, with emphasis on a consistent way for keeping the content intact in selected regions, while producing hallucinated and rich style in others. The results obtained are visually pleasing and diverse, shown to be competitive with the recent CNN style transfer algorithms. The proposed algorithm is fast and flexible, being able to process any pair of content + style images.&quot;,&quot;container-title&quot;:&quot;IEEE Transactions on Image Processing&quot;,&quot;DOI&quot;:&quot;10.1109/TIP.2017.2678168&quot;,&quot;ISSN&quot;:&quot;1941-0042&quot;,&quot;issue&quot;:&quot;5&quot;,&quot;page&quot;:&quot;2338-2351&quot;,&quot;source&quot;:&quot;IEEE Xplore&quot;,&quot;title&quot;:&quot;Style Transfer Via Texture Synthesis&quot;,&quot;volume&quot;:&quot;26&quot;,&quot;author&quot;:[{&quot;family&quot;:&quot;Elad&quot;,&quot;given&quot;:&quot;Michael&quot;},{&quot;family&quot;:&quot;Milanfar&quot;,&quot;given&quot;:&quot;Peyman&quot;}],&quot;issued&quot;:{&quot;date-parts&quot;:[[&quot;2017&quot;,5]]}}}],&quot;schema&quot;:&quot;https://github.com/citation-style-language/schema/raw/master/csl-citation.json&quot;} RND6nko7QsPEO"/></text:p>
                </text:list-item>
                <text:list-item>
                  <text:p text:style-name="P3"><text:span text:style-name="T6">Ollivier Multispectral </text:span><text:reference-mark-start text:name="ZOTERO_ITEM CSL_CITATION {&quot;citationID&quot;:&quot;vuYtebVq&quot;,&quot;properties&quot;:{&quot;formattedCitation&quot;:&quot;[10]&quot;,&quot;plainCitation&quot;:&quot;[10]&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zF0x3D5yyu"/><text:span text:style-name="T6">[10]</text:span><text:reference-mark-end text:name="ZOTERO_ITEM CSL_CITATION {&quot;citationID&quot;:&quot;vuYtebVq&quot;,&quot;properties&quot;:{&quot;formattedCitation&quot;:&quot;[10]&quot;,&quot;plainCitation&quot;:&quot;[10]&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zF0x3D5yyu"/></text:p>
                </text:list-item>
              </text:list>
            </text:list-item>
            <text:list-item>
              <text:p text:style-name="P6">CNN Texture Identification</text:p>
              <text:list>
                <text:list-item>
                  <text:p text:style-name="P3"><text:span text:style-name="T6">Liu Deep Convolutional </text:span><text:reference-mark-start text:name="ZOTERO_ITEM CSL_CITATION {&quot;citationID&quot;:&quot;tiKtKqCq&quot;,&quot;properties&quot;:{&quot;formattedCitation&quot;:&quot;[11]&quot;,&quot;plainCitation&quot;:&quot;[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schema&quot;:&quot;https://github.com/citation-style-language/schema/raw/master/csl-citation.json&quot;} RNDvmtI4bUljO"/><text:span text:style-name="T6">[11]</text:span><text:reference-mark-end text:name="ZOTERO_ITEM CSL_CITATION {&quot;citationID&quot;:&quot;tiKtKqCq&quot;,&quot;properties&quot;:{&quot;formattedCitation&quot;:&quot;[11]&quot;,&quot;plainCitation&quot;:&quot;[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schema&quot;:&quot;https://github.com/citation-style-language/schema/raw/master/csl-citation.json&quot;} RNDvmtI4bUljO"/></text:p>
                </text:list-item>
                <text:list-item>
                  <text:p text:style-name="P3"><text:span text:style-name="T6">Wei Multi-scale </text:span><text:reference-mark-start text:name="ZOTERO_ITEM CSL_CITATION {&quot;citationID&quot;:&quot;d3m2N3KQ&quot;,&quot;properties&quot;:{&quot;formattedCitation&quot;:&quot;[12]&quot;,&quot;plainCitation&quot;:&quot;[12]&quot;,&quot;noteIndex&quot;:0},&quot;citationItems&quot;:[{&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Fcjt3sOhsA"/><text:span text:style-name="T6">[12]</text:span><text:reference-mark-end text:name="ZOTERO_ITEM CSL_CITATION {&quot;citationID&quot;:&quot;d3m2N3KQ&quot;,&quot;properties&quot;:{&quot;formattedCitation&quot;:&quot;[12]&quot;,&quot;plainCitation&quot;:&quot;[12]&quot;,&quot;noteIndex&quot;:0},&quot;citationItems&quot;:[{&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Fcjt3sOhsA"/></text:p>
                </text:list-item>
              </text:list>
            </text:list-item>
          </text:list>
        </text:list-item>
        <text:list-item>
          <text:p text:style-name="P7">Networks</text:p>
          <text:list>
            <text:list-item>
              <text:p text:style-name="P3"><text:span text:style-name="T7">DenseNet </text:span><text:reference-mark-start text:name="ZOTERO_ITEM CSL_CITATION {&quot;citationID&quot;:&quot;dYq1HDIb&quot;,&quot;properties&quot;:{&quot;formattedCitation&quot;:&quot;[13]&quot;,&quot;plainCitation&quot;:&quot;[13]&quot;,&quot;noteIndex&quot;:0},&quot;citationItems&quot;:[{&quot;id&quot;:39,&quot;uris&quot;:[&quot;http://zotero.org/users/local/FlXyRKaA/items/NJKYRLDA&quot;],&quot;itemData&quot;:{&quot;id&quot;:39,&quot;type&quot;:&quot;article&quot;,&quot;abstract&quot;:&quot;Recent work has shown that convolutional networks can be substantially deeper, more accurate, and efficient to train if they contain shorter connections between layers close to the input and those close to the output. In this paper, we embrace this observation and introduce the Dense Convolutional Network (DenseNet), which connects each layer to every other layer in a feed-forward fashion. Whereas traditional convolutional networks with L layers have L connections - one between each layer and its subsequent layer - our network has L(L+1)/2 direct connections. For each layer, the feature-maps of all preceding layers are used as inputs, and its own feature-maps are used as inputs into all subsequent layers. DenseNets have several compelling advantages: they alleviate the vanishing-gradient problem, strengthen feature propagation, encourage feature reuse, and substantially reduce the number of parameters. We evaluate our proposed architecture on four highly competitive object recognition benchmark tasks (CIFAR-10, CIFAR-100, SVHN, and ImageNet). DenseNets obtain significant improvements over the state-of-the-art on most of them, whilst requiring less computation to achieve high performance. Code and pre-trained models are available at https://github.com/liuzhuang13/DenseNet .&quot;,&quot;DOI&quot;:&quot;10.48550/arXiv.1608.06993&quot;,&quot;language&quot;:&quot;en&quot;,&quot;note&quot;:&quot;arXiv:1608.06993 [cs]&quot;,&quot;number&quot;:&quot;arXiv:1608.06993&quot;,&quot;publisher&quot;:&quot;arXiv&quot;,&quot;source&quot;:&quot;arXiv.org&quot;,&quot;title&quot;:&quot;Densely Connected Convolutional Networks&quot;,&quot;URL&quot;:&quot;http://arxiv.org/abs/1608.06993&quot;,&quot;author&quot;:[{&quot;family&quot;:&quot;Huang&quot;,&quot;given&quot;:&quot;Gao&quot;},{&quot;family&quot;:&quot;Liu&quot;,&quot;given&quot;:&quot;Zhuang&quot;},{&quot;family&quot;:&quot;Maaten&quot;,&quot;given&quot;:&quot;Laurens&quot;,&quot;dropping-particle&quot;:&quot;van der&quot;},{&quot;family&quot;:&quot;Weinberger&quot;,&quot;given&quot;:&quot;Kilian Q.&quot;}],&quot;accessed&quot;:{&quot;date-parts&quot;:[[&quot;2025&quot;,8,13]]},&quot;issued&quot;:{&quot;date-parts&quot;:[[&quot;2018&quot;,1,28]]}}}],&quot;schema&quot;:&quot;https://github.com/citation-style-language/schema/raw/master/csl-citation.json&quot;} RNDp2PCTKiFeA"/><text:span text:style-name="T7">[13]</text:span><text:reference-mark-end text:name="ZOTERO_ITEM CSL_CITATION {&quot;citationID&quot;:&quot;dYq1HDIb&quot;,&quot;properties&quot;:{&quot;formattedCitation&quot;:&quot;[13]&quot;,&quot;plainCitation&quot;:&quot;[13]&quot;,&quot;noteIndex&quot;:0},&quot;citationItems&quot;:[{&quot;id&quot;:39,&quot;uris&quot;:[&quot;http://zotero.org/users/local/FlXyRKaA/items/NJKYRLDA&quot;],&quot;itemData&quot;:{&quot;id&quot;:39,&quot;type&quot;:&quot;article&quot;,&quot;abstract&quot;:&quot;Recent work has shown that convolutional networks can be substantially deeper, more accurate, and efficient to train if they contain shorter connections between layers close to the input and those close to the output. In this paper, we embrace this observation and introduce the Dense Convolutional Network (DenseNet), which connects each layer to every other layer in a feed-forward fashion. Whereas traditional convolutional networks with L layers have L connections - one between each layer and its subsequent layer - our network has L(L+1)/2 direct connections. For each layer, the feature-maps of all preceding layers are used as inputs, and its own feature-maps are used as inputs into all subsequent layers. DenseNets have several compelling advantages: they alleviate the vanishing-gradient problem, strengthen feature propagation, encourage feature reuse, and substantially reduce the number of parameters. We evaluate our proposed architecture on four highly competitive object recognition benchmark tasks (CIFAR-10, CIFAR-100, SVHN, and ImageNet). DenseNets obtain significant improvements over the state-of-the-art on most of them, whilst requiring less computation to achieve high performance. Code and pre-trained models are available at https://github.com/liuzhuang13/DenseNet .&quot;,&quot;DOI&quot;:&quot;10.48550/arXiv.1608.06993&quot;,&quot;language&quot;:&quot;en&quot;,&quot;note&quot;:&quot;arXiv:1608.06993 [cs]&quot;,&quot;number&quot;:&quot;arXiv:1608.06993&quot;,&quot;publisher&quot;:&quot;arXiv&quot;,&quot;source&quot;:&quot;arXiv.org&quot;,&quot;title&quot;:&quot;Densely Connected Convolutional Networks&quot;,&quot;URL&quot;:&quot;http://arxiv.org/abs/1608.06993&quot;,&quot;author&quot;:[{&quot;family&quot;:&quot;Huang&quot;,&quot;given&quot;:&quot;Gao&quot;},{&quot;family&quot;:&quot;Liu&quot;,&quot;given&quot;:&quot;Zhuang&quot;},{&quot;family&quot;:&quot;Maaten&quot;,&quot;given&quot;:&quot;Laurens&quot;,&quot;dropping-particle&quot;:&quot;van der&quot;},{&quot;family&quot;:&quot;Weinberger&quot;,&quot;given&quot;:&quot;Kilian Q.&quot;}],&quot;accessed&quot;:{&quot;date-parts&quot;:[[&quot;2025&quot;,8,13]]},&quot;issued&quot;:{&quot;date-parts&quot;:[[&quot;2018&quot;,1,28]]}}}],&quot;schema&quot;:&quot;https://github.com/citation-style-language/schema/raw/master/csl-citation.json&quot;} RNDp2PCTKiFeA"/></text:p>
            </text:list-item>
            <text:list-item>
              <text:p text:style-name="P3"><text:span text:style-name="T7">GoogLeNet </text:span><text:reference-mark-start text:name="ZOTERO_ITEM CSL_CITATION {&quot;citationID&quot;:&quot;6OrLjvOW&quot;,&quot;properties&quot;:{&quot;formattedCitation&quot;:&quot;[14]&quot;,&quot;plainCitation&quot;:&quot;[14]&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3x8MK6bMAx"/><text:span text:style-name="T7">[14]</text:span><text:reference-mark-end text:name="ZOTERO_ITEM CSL_CITATION {&quot;citationID&quot;:&quot;6OrLjvOW&quot;,&quot;properties&quot;:{&quot;formattedCitation&quot;:&quot;[14]&quot;,&quot;plainCitation&quot;:&quot;[14]&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3x8MK6bMAx"/></text:p>
            </text:list-item>
            <text:list-item>
              <text:p text:style-name="P3"><text:span text:style-name="T7">ResNet </text:span><text:reference-mark-start text:name="ZOTERO_ITEM CSL_CITATION {&quot;citationID&quot;:&quot;sjPOD0L8&quot;,&quot;properties&quot;:{&quot;formattedCitation&quot;:&quot;[15]&quot;,&quot;plainCitation&quot;:&quot;[15]&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gDxWrxAUIV"/><text:span text:style-name="T7">[15]</text:span><text:reference-mark-end text:name="ZOTERO_ITEM CSL_CITATION {&quot;citationID&quot;:&quot;sjPOD0L8&quot;,&quot;properties&quot;:{&quot;formattedCitation&quot;:&quot;[15]&quot;,&quot;plainCitation&quot;:&quot;[15]&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gDxWrxAUIV"/></text:p>
            </text:list-item>
            <text:list-item>
              <text:p text:style-name="P3"><text:span text:style-name="T7">SqueezeNet </text:span><text:reference-mark-start text:name="ZOTERO_ITEM CSL_CITATION {&quot;citationID&quot;:&quot;KfMlduTT&quot;,&quot;properties&quot;:{&quot;formattedCitation&quot;:&quot;[16]&quot;,&quot;plainCitation&quot;:&quot;[16]&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VYHlFjBxLS"/><text:span text:style-name="T7">[16]</text:span><text:reference-mark-end text:name="ZOTERO_ITEM CSL_CITATION {&quot;citationID&quot;:&quot;KfMlduTT&quot;,&quot;properties&quot;:{&quot;formattedCitation&quot;:&quot;[16]&quot;,&quot;plainCitation&quot;:&quot;[16]&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VYHlFjBxLS"/></text:p>
            </text:list-item>
            <text:list-item>
              <text:p text:style-name="P3"><text:span text:style-name="T7">VGG19 </text:span><text:reference-mark-start text:name="ZOTERO_ITEM CSL_CITATION {&quot;citationID&quot;:&quot;UNuBKq1z&quot;,&quot;properties&quot;:{&quot;formattedCitation&quot;:&quot;[17]&quot;,&quot;plainCitation&quot;:&quot;[17]&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7JXcHGSSSQ"/><text:span text:style-name="T7">[17]</text:span><text:reference-mark-end text:name="ZOTERO_ITEM CSL_CITATION {&quot;citationID&quot;:&quot;UNuBKq1z&quot;,&quot;properties&quot;:{&quot;formattedCitation&quot;:&quot;[17]&quot;,&quot;plainCitation&quot;:&quot;[17]&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7JXcHGSSSQ"/></text:p>
            </text:list-item>
          </text:list>
        </text:list-item>
        <text:list-item>
          <text:p text:style-name="P3"><text:span text:style-name="T7">ImageNet </text:span><text:reference-mark-start text:name="ZOTERO_ITEM CSL_CITATION {&quot;citationID&quot;:&quot;TP2gpvQg&quot;,&quot;properties&quot;:{&quot;formattedCitation&quot;:&quot;[18]&quot;,&quot;plainCitation&quot;:&quot;[18]&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1gxM1l9SQC"/><text:span text:style-name="T7">[18]</text:span><text:reference-mark-end text:name="ZOTERO_ITEM CSL_CITATION {&quot;citationID&quot;:&quot;TP2gpvQg&quot;,&quot;properties&quot;:{&quot;formattedCitation&quot;:&quot;[18]&quot;,&quot;plainCitation&quot;:&quot;[18]&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1gxM1l9SQC"/></text:p>
        </text:list-item>
        <text:list-item>
          <text:p text:style-name="P7">Quality Metrics</text:p>
          <text:list>
            <text:list-item>
              <text:p text:style-name="P8">Reference</text:p>
              <text:list>
                <text:list-item>
                  <text:p text:style-name="P3"><text:span text:style-name="T8">PSNR </text:span><text:reference-mark-start text:name="ZOTERO_ITEM CSL_CITATION {&quot;citationID&quot;:&quot;0fkTnChV&quot;,&quot;properties&quot;:{&quot;formattedCitation&quot;:&quot;[19]&quot;,&quot;plainCitation&quot;:&quot;[19]&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8HjErM8gZF"/><text:span text:style-name="T8">[19]</text:span><text:reference-mark-end text:name="ZOTERO_ITEM CSL_CITATION {&quot;citationID&quot;:&quot;0fkTnChV&quot;,&quot;properties&quot;:{&quot;formattedCitation&quot;:&quot;[19]&quot;,&quot;plainCitation&quot;:&quot;[19]&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8HjErM8gZF"/></text:p>
                </text:list-item>
                <text:list-item>
                  <text:p text:style-name="P3"><text:span text:style-name="T8">FSIM </text:span><text:reference-mark-start text:name="ZOTERO_ITEM CSL_CITATION {&quot;citationID&quot;:&quot;2nqcw2TV&quot;,&quot;properties&quot;:{&quot;formattedCitation&quot;:&quot;[20]&quot;,&quot;plainCitation&quot;:&quot;[20]&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5oDByuSxWB"/><text:span text:style-name="T8">[20]</text:span><text:reference-mark-end text:name="ZOTERO_ITEM CSL_CITATION {&quot;citationID&quot;:&quot;2nqcw2TV&quot;,&quot;properties&quot;:{&quot;formattedCitation&quot;:&quot;[20]&quot;,&quot;plainCitation&quot;:&quot;[20]&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5oDByuSxWB"/></text:p>
                </text:list-item>
                <text:list-item>
                  <text:p text:style-name="P3"><text:span text:style-name="T8">LPIPS </text:span><text:reference-mark-start text:name="ZOTERO_ITEM CSL_CITATION {&quot;citationID&quot;:&quot;g1Eao6Vv&quot;,&quot;properties&quot;:{&quot;formattedCitation&quot;:&quot;[21]&quot;,&quot;plainCitation&quot;:&quot;[21]&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tYuVbvPVPe"/><text:span text:style-name="T8">[21]</text:span><text:reference-mark-end text:name="ZOTERO_ITEM CSL_CITATION {&quot;citationID&quot;:&quot;g1Eao6Vv&quot;,&quot;properties&quot;:{&quot;formattedCitation&quot;:&quot;[21]&quot;,&quot;plainCitation&quot;:&quot;[21]&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tYuVbvPVPe"/></text:p>
                </text:list-item>
                <text:list-item>
                  <text:p text:style-name="P3"><text:span text:style-name="T8">SSIM </text:span><text:reference-mark-start text:name="ZOTERO_ITEM CSL_CITATION {&quot;citationID&quot;:&quot;LHKazYNg&quot;,&quot;properties&quot;:{&quot;formattedCitation&quot;:&quot;[22]&quot;,&quot;plainCitation&quot;:&quot;[22]&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HNAeicpisX"/><text:span text:style-name="T8">[22]</text:span><text:reference-mark-end text:name="ZOTERO_ITEM CSL_CITATION {&quot;citationID&quot;:&quot;LHKazYNg&quot;,&quot;properties&quot;:{&quot;formattedCitation&quot;:&quot;[22]&quot;,&quot;plainCitation&quot;:&quot;[22]&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HNAeicpisX"/></text:p>
                </text:list-item>
              </text:list>
            </text:list-item>
            <text:list-item>
              <text:p text:style-name="P8">No Reference</text:p>
            </text:list-item>
            <text:list-item>
              <text:p text:style-name="P3"><text:span text:style-name="T8">BRISQUE </text:span><text:reference-mark-start text:name="ZOTERO_ITEM CSL_CITATION {&quot;citationID&quot;:&quot;Vl87N6rB&quot;,&quot;properties&quot;:{&quot;formattedCitation&quot;:&quot;[23]&quot;,&quot;plainCitation&quot;:&quot;[23]&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eTedXv6PkY"/><text:span text:style-name="T8">[23]</text:span><text:reference-mark-end text:name="ZOTERO_ITEM CSL_CITATION {&quot;citationID&quot;:&quot;Vl87N6rB&quot;,&quot;properties&quot;:{&quot;formattedCitation&quot;:&quot;[23]&quot;,&quot;plainCitation&quot;:&quot;[23]&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eTedXv6PkY"/></text:p>
            </text:list-item>
            <text:list-item>
              <text:p text:style-name="P3"><text:span text:style-name="T8">NIQE </text:span><text:reference-mark-start text:name="ZOTERO_ITEM CSL_CITATION {&quot;citationID&quot;:&quot;y9s0y8xk&quot;,&quot;properties&quot;:{&quot;formattedCitation&quot;:&quot;[24]&quot;,&quot;plainCitation&quot;:&quot;[24]&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X9RmtxipIr"/><text:span text:style-name="T8">[24]</text:span><text:reference-mark-end text:name="ZOTERO_ITEM CSL_CITATION {&quot;citationID&quot;:&quot;y9s0y8xk&quot;,&quot;properties&quot;:{&quot;formattedCitation&quot;:&quot;[24]&quot;,&quot;plainCitation&quot;:&quot;[24]&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X9RmtxipIr"/></text:p>
            </text:list-item>
            <text:list-item>
              <text:p text:style-name="P3"><text:span text:style-name="T8">PIQE </text:span><text:reference-mark-start text:name="ZOTERO_ITEM CSL_CITATION {&quot;citationID&quot;:&quot;D2keQWCc&quot;,&quot;properties&quot;:{&quot;formattedCitation&quot;:&quot;[25]&quot;,&quot;plainCitation&quot;:&quot;[25]&quot;,&quot;noteIndex&quot;:0},&quot;citationItems&quot;:[{&quot;id&quot;:36,&quot;uris&quot;:[&quot;http://zotero.org/users/local/FlXyRKaA/items/3VBG49QQ&quot;],&quot;itemData&quot;:{&quot;id&quot;:36,&quot;type&quot;:&quot;paper-conference&quot;,&quot;abstract&quot;:&quot;This paper proposes a novel no-reference Perception-based Image Quality Evaluator (PIQUE) for real-world imagery. A majority of the existing methods for blind image quality assessment rely on opinion-based supervised learning for quality score prediction. Unlike these methods, we propose an opinion unaware methodology that attempts to quantify distortion without the need for any training data. Our method relies on extracting local features for predicting quality. Additionally, to mimic human behavior, we estimate quality only from perceptually significant spatial regions. Further, the choice of our features enables us to generate a fine-grained block level distortion map. Our algorithm is competitive with the state-of-the-art based on evaluation over several popular datasets including LIVE IQA, TID &amp; CSIQ. Finally, our algorithm has low computational complexity despite working at the block-level.&quot;,&quot;container-title&quot;:&quot;2015 Twenty First National Conference on Communications (NCC)&quot;,&quot;DOI&quot;:&quot;10.1109/NCC.2015.7084843&quot;,&quot;event-title&quot;:&quot;2015 Twenty First National Conference on Communications (NCC)&quot;,&quot;page&quot;:&quot;1-6&quot;,&quot;source&quot;:&quot;IEEE Xplore&quot;,&quot;title&quot;:&quot;Blind image quality evaluation using perception based features&quot;,&quot;URL&quot;:&quot;https://ieeexplore.ieee.org/document/7084843/&quot;,&quot;author&quot;:[{&quot;family&quot;:&quot;N&quot;,&quot;given&quot;:&quot;Venkatanath&quot;},{&quot;family&quot;:&quot;D&quot;,&quot;given&quot;:&quot;Praneeth&quot;},{&quot;family&quot;:&quot;Bh&quot;,&quot;given&quot;:&quot;Maruthi Chandrasekhar&quot;},{&quot;family&quot;:&quot;Channappayya&quot;,&quot;given&quot;:&quot;Sumohana S.&quot;},{&quot;family&quot;:&quot;Medasani&quot;,&quot;given&quot;:&quot;Swarup S.&quot;}],&quot;accessed&quot;:{&quot;date-parts&quot;:[[&quot;2025&quot;,8,13]]},&quot;issued&quot;:{&quot;date-parts&quot;:[[&quot;2015&quot;,2]]}}}],&quot;schema&quot;:&quot;https://github.com/citation-style-language/schema/raw/master/csl-citation.json&quot;} RNDNWzHALJrp6"/><text:span text:style-name="T8">[25]</text:span><text:reference-mark-end text:name="ZOTERO_ITEM CSL_CITATION {&quot;citationID&quot;:&quot;D2keQWCc&quot;,&quot;properties&quot;:{&quot;formattedCitation&quot;:&quot;[25]&quot;,&quot;plainCitation&quot;:&quot;[25]&quot;,&quot;noteIndex&quot;:0},&quot;citationItems&quot;:[{&quot;id&quot;:36,&quot;uris&quot;:[&quot;http://zotero.org/users/local/FlXyRKaA/items/3VBG49QQ&quot;],&quot;itemData&quot;:{&quot;id&quot;:36,&quot;type&quot;:&quot;paper-conference&quot;,&quot;abstract&quot;:&quot;This paper proposes a novel no-reference Perception-based Image Quality Evaluator (PIQUE) for real-world imagery. A majority of the existing methods for blind image quality assessment rely on opinion-based supervised learning for quality score prediction. Unlike these methods, we propose an opinion unaware methodology that attempts to quantify distortion without the need for any training data. Our method relies on extracting local features for predicting quality. Additionally, to mimic human behavior, we estimate quality only from perceptually significant spatial regions. Further, the choice of our features enables us to generate a fine-grained block level distortion map. Our algorithm is competitive with the state-of-the-art based on evaluation over several popular datasets including LIVE IQA, TID &amp; CSIQ. Finally, our algorithm has low computational complexity despite working at the block-level.&quot;,&quot;container-title&quot;:&quot;2015 Twenty First National Conference on Communications (NCC)&quot;,&quot;DOI&quot;:&quot;10.1109/NCC.2015.7084843&quot;,&quot;event-title&quot;:&quot;2015 Twenty First National Conference on Communications (NCC)&quot;,&quot;page&quot;:&quot;1-6&quot;,&quot;source&quot;:&quot;IEEE Xplore&quot;,&quot;title&quot;:&quot;Blind image quality evaluation using perception based features&quot;,&quot;URL&quot;:&quot;https://ieeexplore.ieee.org/document/7084843/&quot;,&quot;author&quot;:[{&quot;family&quot;:&quot;N&quot;,&quot;given&quot;:&quot;Venkatanath&quot;},{&quot;family&quot;:&quot;D&quot;,&quot;given&quot;:&quot;Praneeth&quot;},{&quot;family&quot;:&quot;Bh&quot;,&quot;given&quot;:&quot;Maruthi Chandrasekhar&quot;},{&quot;family&quot;:&quot;Channappayya&quot;,&quot;given&quot;:&quot;Sumohana S.&quot;},{&quot;family&quot;:&quot;Medasani&quot;,&quot;given&quot;:&quot;Swarup S.&quot;}],&quot;accessed&quot;:{&quot;date-parts&quot;:[[&quot;2025&quot;,8,13]]},&quot;issued&quot;:{&quot;date-parts&quot;:[[&quot;2015&quot;,2]]}}}],&quot;schema&quot;:&quot;https://github.com/citation-style-language/schema/raw/master/csl-citation.json&quot;} RNDNWzHALJrp6"/></text:p>
            </text:list-item>
          </text:list>
        </text:list-item>
        <text:list-item>
          <text:p text:style-name="P9">Experiment Design</text:p>
          <text:list>
            <text:list-item>
              <text:p text:style-name="P3"><text:span text:style-name="T9">NST </text:span><text:reference-mark-start text:name="ZOTERO_ITEM CSL_CITATION {&quot;citationID&quot;:&quot;B21i06FM&quot;,&quot;properties&quot;:{&quot;formattedCitation&quot;:&quot;[26]&quot;,&quot;plainCitation&quot;:&quot;[26]&quot;,&quot;noteIndex&quot;:0},&quot;citationItems&quot;:[{&quot;id&quot;:22,&quot;uris&quot;:[&quot;http://zotero.org/users/local/FlXyRKaA/items/RMDFVN79&quot;],&quot;itemData&quot;:{&quot;id&quot;:22,&quot;type&quot;:&quot;webpage&quot;,&quot;language&quot;:&quot;en&quot;,&quot;title&quot;:&quot;Neural Transfer Using PyTorch — PyTorch Tutorials 2.8.0+cu128 documentation&quot;,&quot;URL&quot;:&quot;https://pytorch.org/tutorials/advanced/neural_style_tutorial.html, /advanced/neural_style_tutorial.html&quot;,&quot;accessed&quot;:{&quot;date-parts&quot;:[[&quot;2025&quot;,8,7]]}}}],&quot;schema&quot;:&quot;https://github.com/citation-style-language/schema/raw/master/csl-citation.json&quot;} RNDJAhcH8H30p"/><text:span text:style-name="T9">[26]</text:span><text:reference-mark-end text:name="ZOTERO_ITEM CSL_CITATION {&quot;citationID&quot;:&quot;B21i06FM&quot;,&quot;properties&quot;:{&quot;formattedCitation&quot;:&quot;[26]&quot;,&quot;plainCitation&quot;:&quot;[26]&quot;,&quot;noteIndex&quot;:0},&quot;citationItems&quot;:[{&quot;id&quot;:22,&quot;uris&quot;:[&quot;http://zotero.org/users/local/FlXyRKaA/items/RMDFVN79&quot;],&quot;itemData&quot;:{&quot;id&quot;:22,&quot;type&quot;:&quot;webpage&quot;,&quot;language&quot;:&quot;en&quot;,&quot;title&quot;:&quot;Neural Transfer Using PyTorch — PyTorch Tutorials 2.8.0+cu128 documentation&quot;,&quot;URL&quot;:&quot;https://pytorch.org/tutorials/advanced/neural_style_tutorial.html, /advanced/neural_style_tutorial.html&quot;,&quot;accessed&quot;:{&quot;date-parts&quot;:[[&quot;2025&quot;,8,7]]}}}],&quot;schema&quot;:&quot;https://github.com/citation-style-language/schema/raw/master/csl-citation.json&quot;} RNDJAhcH8H30p"/></text:p>
            </text:list-item>
            <text:list-item>
              <text:p text:style-name="P3"><text:span text:style-name="T9">PYIQA </text:span><text:reference-mark-start text:name="ZOTERO_ITEM CSL_CITATION {&quot;citationID&quot;:&quot;gdpO4fN0&quot;,&quot;properties&quot;:{&quot;formattedCitation&quot;:&quot;[27]&quot;,&quot;plainCitation&quot;:&quot;[27]&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pAEzuc3pf5"/><text:span text:style-name="T9">[27]</text:span><text:reference-mark-end text:name="ZOTERO_ITEM CSL_CITATION {&quot;citationID&quot;:&quot;gdpO4fN0&quot;,&quot;properties&quot;:{&quot;formattedCitation&quot;:&quot;[27]&quot;,&quot;plainCitation&quot;:&quot;[27]&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pAEzuc3pf5"/></text:p>
            </text:list-item>
          </text:list>
        </text:list-item>
        <text:list-item>
          <text:p text:style-name="P10">Can AI Understand Art?</text:p>
          <text:list>
            <text:list-item>
              <text:p text:style-name="P3"><text:span text:style-name="T10">Yeo Can AI Recognize Art? </text:span><text:reference-mark-start text:name="ZOTERO_ITEM CSL_CITATION {&quot;citationID&quot;:&quot;pOgQodnm&quot;,&quot;properties&quot;:{&quot;formattedCitation&quot;:&quot;[28]&quot;,&quot;plainCitation&quot;:&quot;[28]&quot;,&quot;noteIndex&quot;:0},&quot;citationItems&quot;:[{&quot;id&quot;:95,&quot;uris&quot;:[&quot;http://zotero.org/users/local/FlXyRKaA/items/2CYBYGGT&quot;],&quot;itemData&quot;:{&quot;id&quot;:95,&quot;type&quot;:&quot;article&quot;,&quot;abstract&quot;:&quot;This study investigates how artificial intelligence (AI) recognizes style through style transfer-an AI technique that generates a new image by applying the style of one image to another. Despite the considerable interest that style transfer has garnered among researchers, most efforts have focused on enhancing the quality of output images through advanced AI algorithms. In this paper, we approach style transfer from an aesthetic perspective, thereby bridging AI techniques and aesthetics. We analyze two style transfer algorithms: one based on convolutional neural networks (CNNs) and the other utilizing recent Transformer models. By comparing the images produced by each, we explore the elements that constitute the style of artworks through an aesthetic analysis of the style transfer results. We then elucidate the limitations of current style transfer techniques. Based on these limitations, we propose potential directions for future research on style transfer techniques.&quot;,&quot;DOI&quot;:&quot;10.48550/arXiv.2504.14272&quot;,&quot;note&quot;:&quot;arXiv:2504.14272 [cs]&quot;,&quot;number&quot;:&quot;arXiv:2504.14272&quot;,&quot;publisher&quot;:&quot;arXiv&quot;,&quot;source&quot;:&quot;arXiv.org&quot;,&quot;title&quot;:&quot;Can AI Recognize the Style of Art? Analyzing Aesthetics through the Lens of Style Transfer&quot;,&quot;title-short&quot;:&quot;Can AI Recognize the Style of Art?&quot;,&quot;URL&quot;:&quot;http://arxiv.org/abs/2504.14272&quot;,&quot;author&quot;:[{&quot;family&quot;:&quot;Yeo&quot;,&quot;given&quot;:&quot;Yunha&quot;},{&quot;family&quot;:&quot;Um&quot;,&quot;given&quot;:&quot;Daeho&quot;}],&quot;accessed&quot;:{&quot;date-parts&quot;:[[&quot;2025&quot;,9,4]]},&quot;issued&quot;:{&quot;date-parts&quot;:[[&quot;2025&quot;,4,19]]}}}],&quot;schema&quot;:&quot;https://github.com/citation-style-language/schema/raw/master/csl-citation.json&quot;} RNDmLT0YhB7OH"/><text:span text:style-name="T10">[28]</text:span><text:reference-mark-end text:name="ZOTERO_ITEM CSL_CITATION {&quot;citationID&quot;:&quot;pOgQodnm&quot;,&quot;properties&quot;:{&quot;formattedCitation&quot;:&quot;[28]&quot;,&quot;plainCitation&quot;:&quot;[28]&quot;,&quot;noteIndex&quot;:0},&quot;citationItems&quot;:[{&quot;id&quot;:95,&quot;uris&quot;:[&quot;http://zotero.org/users/local/FlXyRKaA/items/2CYBYGGT&quot;],&quot;itemData&quot;:{&quot;id&quot;:95,&quot;type&quot;:&quot;article&quot;,&quot;abstract&quot;:&quot;This study investigates how artificial intelligence (AI) recognizes style through style transfer-an AI technique that generates a new image by applying the style of one image to another. Despite the considerable interest that style transfer has garnered among researchers, most efforts have focused on enhancing the quality of output images through advanced AI algorithms. In this paper, we approach style transfer from an aesthetic perspective, thereby bridging AI techniques and aesthetics. We analyze two style transfer algorithms: one based on convolutional neural networks (CNNs) and the other utilizing recent Transformer models. By comparing the images produced by each, we explore the elements that constitute the style of artworks through an aesthetic analysis of the style transfer results. We then elucidate the limitations of current style transfer techniques. Based on these limitations, we propose potential directions for future research on style transfer techniques.&quot;,&quot;DOI&quot;:&quot;10.48550/arXiv.2504.14272&quot;,&quot;note&quot;:&quot;arXiv:2504.14272 [cs]&quot;,&quot;number&quot;:&quot;arXiv:2504.14272&quot;,&quot;publisher&quot;:&quot;arXiv&quot;,&quot;source&quot;:&quot;arXiv.org&quot;,&quot;title&quot;:&quot;Can AI Recognize the Style of Art? Analyzing Aesthetics through the Lens of Style Transfer&quot;,&quot;title-short&quot;:&quot;Can AI Recognize the Style of Art?&quot;,&quot;URL&quot;:&quot;http://arxiv.org/abs/2504.14272&quot;,&quot;author&quot;:[{&quot;family&quot;:&quot;Yeo&quot;,&quot;given&quot;:&quot;Yunha&quot;},{&quot;family&quot;:&quot;Um&quot;,&quot;given&quot;:&quot;Daeho&quot;}],&quot;accessed&quot;:{&quot;date-parts&quot;:[[&quot;2025&quot;,9,4]]},&quot;issued&quot;:{&quot;date-parts&quot;:[[&quot;2025&quot;,4,19]]}}}],&quot;schema&quot;:&quot;https://github.com/citation-style-language/schema/raw/master/csl-citation.json&quot;} RNDmLT0YhB7OH"/></text:p>
            </text:list-item>
            <text:list-item>
              <text:p text:style-name="P3"><text:span text:style-name="T10">Wright ArtFID</text:span><text:reference-mark-start text:name="ZOTERO_ITEM CSL_CITATION {&quot;citationID&quot;:&quot;P5ApJJ41&quot;,&quot;properties&quot;:{&quot;formattedCitation&quot;:&quot;[29]&quot;,&quot;plainCitation&quot;:&quot;[29]&quot;,&quot;noteIndex&quot;:0},&quot;citationItems&quot;:[{&quot;id&quot;:105,&quot;uris&quot;:[&quot;http://zotero.org/users/local/FlXyRKaA/items/K7ZWENRH&quot;],&quot;itemData&quot;:{&quot;id&quot;:105,&quot;type&quot;:&quot;article&quot;,&quot;abstract&quot;:&quot;The field of neural style transfer has experienced a surge of research exploring different avenues ranging from optimization-based approaches and feed-forward models to meta-learning methods. The developed techniques have not just progressed the field of style transfer, but also led to breakthroughs in other areas of computer vision, such as all of visual synthesis. However, whereas quantitative evaluation and benchmarking have become pillars of computer vision research, the reproducible, quantitative assessment of style transfer models is still lacking. Even in comparison to other fields of visual synthesis, where widely used metrics exist, the quantitative evaluation of style transfer is still lagging behind. To support the automatic comparison of different style transfer approaches and to study their respective strengths and weaknesses, the field would greatly benefit from a quantitative measurement of stylization performance. Therefore, we propose a method to complement the currently mostly qualitative evaluation schemes. We provide extensive evaluations and a large-scale user study to show that the proposed metric strongly coincides with human judgment.&quot;,&quot;DOI&quot;:&quot;10.48550/arXiv.2207.12280&quot;,&quot;note&quot;:&quot;arXiv:2207.12280 [cs]&quot;,&quot;number&quot;:&quot;arXiv:2207.12280&quot;,&quot;publisher&quot;:&quot;arXiv&quot;,&quot;source&quot;:&quot;arXiv.org&quot;,&quot;title&quot;:&quot;ArtFID: Quantitative Evaluation of Neural Style Transfer&quot;,&quot;title-short&quot;:&quot;ArtFID&quot;,&quot;URL&quot;:&quot;http://arxiv.org/abs/2207.12280&quot;,&quot;author&quot;:[{&quot;family&quot;:&quot;Wright&quot;,&quot;given&quot;:&quot;Matthias&quot;},{&quot;family&quot;:&quot;Ommer&quot;,&quot;given&quot;:&quot;Björn&quot;}],&quot;accessed&quot;:{&quot;date-parts&quot;:[[&quot;2025&quot;,9,4]]},&quot;issued&quot;:{&quot;date-parts&quot;:[[&quot;2022&quot;,7,25]]}}}],&quot;schema&quot;:&quot;https://github.com/citation-style-language/schema/raw/master/csl-citation.json&quot;} RND5lh8xiXNWr"/><text:span text:style-name="T10">[29]</text:span><text:reference-mark-end text:name="ZOTERO_ITEM CSL_CITATION {&quot;citationID&quot;:&quot;P5ApJJ41&quot;,&quot;properties&quot;:{&quot;formattedCitation&quot;:&quot;[29]&quot;,&quot;plainCitation&quot;:&quot;[29]&quot;,&quot;noteIndex&quot;:0},&quot;citationItems&quot;:[{&quot;id&quot;:105,&quot;uris&quot;:[&quot;http://zotero.org/users/local/FlXyRKaA/items/K7ZWENRH&quot;],&quot;itemData&quot;:{&quot;id&quot;:105,&quot;type&quot;:&quot;article&quot;,&quot;abstract&quot;:&quot;The field of neural style transfer has experienced a surge of research exploring different avenues ranging from optimization-based approaches and feed-forward models to meta-learning methods. The developed techniques have not just progressed the field of style transfer, but also led to breakthroughs in other areas of computer vision, such as all of visual synthesis. However, whereas quantitative evaluation and benchmarking have become pillars of computer vision research, the reproducible, quantitative assessment of style transfer models is still lacking. Even in comparison to other fields of visual synthesis, where widely used metrics exist, the quantitative evaluation of style transfer is still lagging behind. To support the automatic comparison of different style transfer approaches and to study their respective strengths and weaknesses, the field would greatly benefit from a quantitative measurement of stylization performance. Therefore, we propose a method to complement the currently mostly qualitative evaluation schemes. We provide extensive evaluations and a large-scale user study to show that the proposed metric strongly coincides with human judgment.&quot;,&quot;DOI&quot;:&quot;10.48550/arXiv.2207.12280&quot;,&quot;note&quot;:&quot;arXiv:2207.12280 [cs]&quot;,&quot;number&quot;:&quot;arXiv:2207.12280&quot;,&quot;publisher&quot;:&quot;arXiv&quot;,&quot;source&quot;:&quot;arXiv.org&quot;,&quot;title&quot;:&quot;ArtFID: Quantitative Evaluation of Neural Style Transfer&quot;,&quot;title-short&quot;:&quot;ArtFID&quot;,&quot;URL&quot;:&quot;http://arxiv.org/abs/2207.12280&quot;,&quot;author&quot;:[{&quot;family&quot;:&quot;Wright&quot;,&quot;given&quot;:&quot;Matthias&quot;},{&quot;family&quot;:&quot;Ommer&quot;,&quot;given&quot;:&quot;Björn&quot;}],&quot;accessed&quot;:{&quot;date-parts&quot;:[[&quot;2025&quot;,9,4]]},&quot;issued&quot;:{&quot;date-parts&quot;:[[&quot;2022&quot;,7,25]]}}}],&quot;schema&quot;:&quot;https://github.com/citation-style-language/schema/raw/master/csl-citation.json&quot;} RND5lh8xiXNWr"/></text:p>
            </text:list-item>
            <text:list-item>
              <text:p text:style-name="P3"><text:span text:style-name="T10">Ioanau Evaluating NST </text:span><text:reference-mark-start text:name="ZOTERO_ITEM CSL_CITATION {&quot;citationID&quot;:&quot;nNRHEjJM&quot;,&quot;properties&quot;:{&quot;formattedCitation&quot;:&quot;[30]&quot;,&quot;plainCitation&quot;:&quot;[30]&quot;,&quot;noteIndex&quot;:0},&quot;citationItems&quot;:[{&quot;id&quot;:102,&quot;uris&quot;:[&quot;http://zotero.org/users/local/FlXyRKaA/items/GLDATBYH&quot;],&quot;itemData&quot;:{&quot;id&quot;:102,&quot;type&quot;:&quot;article-journal&quot;,&quot;abstract&quot;:&quot;The field of neural style transfer (NST) has witnessed remarkable progress in the past few years, with approaches being able to synthesize artistic and photorealistic images and videos of exceptional quality. To evaluate such results, a diverse landscape of evaluation methods and metrics is used, including authors' opinions based on side-by-side comparisons, human evaluation studies that quantify the subjective judgements of participants, and a multitude of quantitative computational metrics which objectively assess the different aspects of an algorithm's performance. However, there is no consensus regarding the most suitable and effective evaluation procedure that can guarantee the reliability of the results. In this review, we provide an in-depth analysis of existing evaluation techniques, identify the inconsistencies and limitations of current evaluation methods, and give recommendations for standardized evaluation practices. We believe that the development of a robust evaluation framework will not only enable more meaningful and fairer comparisons among NST methods but will also enhance the comprehension and interpretation of research findings in the field.&quot;,&quot;container-title&quot;:&quot;Computer Graphics Forum&quot;,&quot;DOI&quot;:&quot;10.1111/cgf.15165&quot;,&quot;ISSN&quot;:&quot;1467-8659&quot;,&quot;issue&quot;:&quot;6&quot;,&quot;language&quot;:&quot;en&quot;,&quot;note&quot;:&quot;_eprint: https://onlinelibrary.wiley.com/doi/pdf/10.1111/cgf.15165&quot;,&quot;page&quot;:&quot;e15165&quot;,&quot;source&quot;:&quot;Wiley Online Library&quot;,&quot;title&quot;:&quot;Evaluation in Neural Style Transfer: A Review&quot;,&quot;title-short&quot;:&quot;Evaluation in Neural Style Transfer&quot;,&quot;volume&quot;:&quot;43&quot;,&quot;author&quot;:[{&quot;family&quot;:&quot;Ioannou&quot;,&quot;given&quot;:&quot;Eleftherios&quot;},{&quot;family&quot;:&quot;Maddock&quot;,&quot;given&quot;:&quot;Steve&quot;}],&quot;issued&quot;:{&quot;date-parts&quot;:[[&quot;2024&quot;]]}}}],&quot;schema&quot;:&quot;https://github.com/citation-style-language/schema/raw/master/csl-citation.json&quot;} RNDHmYw8zHr0k"/><text:span text:style-name="T10">[30]</text:span><text:reference-mark-end text:name="ZOTERO_ITEM CSL_CITATION {&quot;citationID&quot;:&quot;nNRHEjJM&quot;,&quot;properties&quot;:{&quot;formattedCitation&quot;:&quot;[30]&quot;,&quot;plainCitation&quot;:&quot;[30]&quot;,&quot;noteIndex&quot;:0},&quot;citationItems&quot;:[{&quot;id&quot;:102,&quot;uris&quot;:[&quot;http://zotero.org/users/local/FlXyRKaA/items/GLDATBYH&quot;],&quot;itemData&quot;:{&quot;id&quot;:102,&quot;type&quot;:&quot;article-journal&quot;,&quot;abstract&quot;:&quot;The field of neural style transfer (NST) has witnessed remarkable progress in the past few years, with approaches being able to synthesize artistic and photorealistic images and videos of exceptional quality. To evaluate such results, a diverse landscape of evaluation methods and metrics is used, including authors' opinions based on side-by-side comparisons, human evaluation studies that quantify the subjective judgements of participants, and a multitude of quantitative computational metrics which objectively assess the different aspects of an algorithm's performance. However, there is no consensus regarding the most suitable and effective evaluation procedure that can guarantee the reliability of the results. In this review, we provide an in-depth analysis of existing evaluation techniques, identify the inconsistencies and limitations of current evaluation methods, and give recommendations for standardized evaluation practices. We believe that the development of a robust evaluation framework will not only enable more meaningful and fairer comparisons among NST methods but will also enhance the comprehension and interpretation of research findings in the field.&quot;,&quot;container-title&quot;:&quot;Computer Graphics Forum&quot;,&quot;DOI&quot;:&quot;10.1111/cgf.15165&quot;,&quot;ISSN&quot;:&quot;1467-8659&quot;,&quot;issue&quot;:&quot;6&quot;,&quot;language&quot;:&quot;en&quot;,&quot;note&quot;:&quot;_eprint: https://onlinelibrary.wiley.com/doi/pdf/10.1111/cgf.15165&quot;,&quot;page&quot;:&quot;e15165&quot;,&quot;source&quot;:&quot;Wiley Online Library&quot;,&quot;title&quot;:&quot;Evaluation in Neural Style Transfer: A Review&quot;,&quot;title-short&quot;:&quot;Evaluation in Neural Style Transfer&quot;,&quot;volume&quot;:&quot;43&quot;,&quot;author&quot;:[{&quot;family&quot;:&quot;Ioannou&quot;,&quot;given&quot;:&quot;Eleftherios&quot;},{&quot;family&quot;:&quot;Maddock&quot;,&quot;given&quot;:&quot;Steve&quot;}],&quot;issued&quot;:{&quot;date-parts&quot;:[[&quot;2024&quot;]]}}}],&quot;schema&quot;:&quot;https://github.com/citation-style-language/schema/raw/master/csl-citation.json&quot;} RNDHmYw8zHr0k"/></text:p>
            </text:list-item>
            <text:list-item>
              <text:p text:style-name="P3"><text:span text:style-name="T10">Gatys Early further exploring tweaking NST </text:span><text:reference-mark-start text:name="ZOTERO_ITEM CSL_CITATION {&quot;citationID&quot;:&quot;lD2UzqML&quot;,&quot;properties&quot;:{&quot;formattedCitation&quot;:&quot;[31]&quot;,&quot;plainCitation&quot;:&quot;[31]&quot;,&quot;noteIndex&quot;:0},&quot;citationItems&quot;:[{&quot;id&quot;:109,&quot;uris&quot;:[&quot;http://zotero.org/users/local/FlXyRKaA/items/SQRIMVK8&quot;],&quot;itemData&quot;:{&quot;id&quot;:109,&quot;type&quot;:&quot;article&quot;,&quot;abstract&quot;:&quot;Neural Style Transfer has shown very exciting results enabling new forms of image manipulation. Here we extend the existing method to introduce control over spatial location, colour information and across spatial scale. We demonstrate how this enhances the method by allowing high-resolution controlled stylisation and helps to alleviate common failure cases such as applying ground textures to sky regions. Furthermore, by decomposing style into these perceptual factors we enable the combination of style information from multiple sources to generate new, perceptually appealing styles from existing ones. We also describe how these methods can be used to more efficiently produce large size, high-quality stylisation. Finally we show how the introduced control measures can be applied in recent methods for Fast Neural Style Transfer.&quot;,&quot;DOI&quot;:&quot;10.48550/arXiv.1611.07865&quot;,&quot;note&quot;:&quot;arXiv:1611.07865 [cs]&quot;,&quot;number&quot;:&quot;arXiv:1611.07865&quot;,&quot;publisher&quot;:&quot;arXiv&quot;,&quot;source&quot;:&quot;arXiv.org&quot;,&quot;title&quot;:&quot;Controlling Perceptual Factors in Neural Style Transfer&quot;,&quot;URL&quot;:&quot;http://arxiv.org/abs/1611.07865&quot;,&quot;author&quot;:[{&quot;family&quot;:&quot;Gatys&quot;,&quot;given&quot;:&quot;Leon A.&quot;},{&quot;family&quot;:&quot;Ecker&quot;,&quot;given&quot;:&quot;Alexander S.&quot;},{&quot;family&quot;:&quot;Bethge&quot;,&quot;given&quot;:&quot;Matthias&quot;},{&quot;family&quot;:&quot;Hertzmann&quot;,&quot;given&quot;:&quot;Aaron&quot;},{&quot;family&quot;:&quot;Shechtman&quot;,&quot;given&quot;:&quot;Eli&quot;}],&quot;accessed&quot;:{&quot;date-parts&quot;:[[&quot;2025&quot;,9,4]]},&quot;issued&quot;:{&quot;date-parts&quot;:[[&quot;2017&quot;,5,11]]}}}],&quot;schema&quot;:&quot;https://github.com/citation-style-language/schema/raw/master/csl-citation.json&quot;} RNDW9yxoPPaku"/><text:span text:style-name="T10">[31]</text:span><text:reference-mark-end text:name="ZOTERO_ITEM CSL_CITATION {&quot;citationID&quot;:&quot;lD2UzqML&quot;,&quot;properties&quot;:{&quot;formattedCitation&quot;:&quot;[31]&quot;,&quot;plainCitation&quot;:&quot;[31]&quot;,&quot;noteIndex&quot;:0},&quot;citationItems&quot;:[{&quot;id&quot;:109,&quot;uris&quot;:[&quot;http://zotero.org/users/local/FlXyRKaA/items/SQRIMVK8&quot;],&quot;itemData&quot;:{&quot;id&quot;:109,&quot;type&quot;:&quot;article&quot;,&quot;abstract&quot;:&quot;Neural Style Transfer has shown very exciting results enabling new forms of image manipulation. Here we extend the existing method to introduce control over spatial location, colour information and across spatial scale. We demonstrate how this enhances the method by allowing high-resolution controlled stylisation and helps to alleviate common failure cases such as applying ground textures to sky regions. Furthermore, by decomposing style into these perceptual factors we enable the combination of style information from multiple sources to generate new, perceptually appealing styles from existing ones. We also describe how these methods can be used to more efficiently produce large size, high-quality stylisation. Finally we show how the introduced control measures can be applied in recent methods for Fast Neural Style Transfer.&quot;,&quot;DOI&quot;:&quot;10.48550/arXiv.1611.07865&quot;,&quot;note&quot;:&quot;arXiv:1611.07865 [cs]&quot;,&quot;number&quot;:&quot;arXiv:1611.07865&quot;,&quot;publisher&quot;:&quot;arXiv&quot;,&quot;source&quot;:&quot;arXiv.org&quot;,&quot;title&quot;:&quot;Controlling Perceptual Factors in Neural Style Transfer&quot;,&quot;URL&quot;:&quot;http://arxiv.org/abs/1611.07865&quot;,&quot;author&quot;:[{&quot;family&quot;:&quot;Gatys&quot;,&quot;given&quot;:&quot;Leon A.&quot;},{&quot;family&quot;:&quot;Ecker&quot;,&quot;given&quot;:&quot;Alexander S.&quot;},{&quot;family&quot;:&quot;Bethge&quot;,&quot;given&quot;:&quot;Matthias&quot;},{&quot;family&quot;:&quot;Hertzmann&quot;,&quot;given&quot;:&quot;Aaron&quot;},{&quot;family&quot;:&quot;Shechtman&quot;,&quot;given&quot;:&quot;Eli&quot;}],&quot;accessed&quot;:{&quot;date-parts&quot;:[[&quot;2025&quot;,9,4]]},&quot;issued&quot;:{&quot;date-parts&quot;:[[&quot;2017&quot;,5,11]]}}}],&quot;schema&quot;:&quot;https://github.com/citation-style-language/schema/raw/master/csl-citation.json&quot;} RNDW9yxoPPaku"/></text:p>
            </text:list-item>
          </text:list>
        </text:list-item>
        <text:list-item>
          <text:p text:style-name="P10">Conclusions</text:p>
          <text:list>
            <text:list-item>
              <text:p text:style-name="P3"><text:span text:style-name="T10">Tesfaldet A paper using CNNs for texture Synthesis </text:span><text:reference-mark-start text:name="ZOTERO_ITEM CSL_CITATION {&quot;citationID&quot;:&quot;kTf8tsDb&quot;,&quot;properties&quot;:{&quot;formattedCitation&quot;:&quot;[32]&quot;,&quot;plainCitation&quot;:&quot;[32]&quot;,&quot;noteIndex&quot;:0},&quot;citationItems&quot;:[{&quot;id&quot;:72,&quot;uris&quot;:[&quot;http://zotero.org/users/local/FlXyRKaA/items/68ZM8SB4&quot;],&quot;itemData&quot;:{&quot;id&quot;:72,&quot;type&quot;:&quot;paper-conference&quot;,&quot;abstract&quot;:&quot;We introduce a two-stream model for dynamic texture synthesis. Our model is based on pre-trained convolutional networks (ConvNets) that target two independent tasks: (i) object recognition, and (ii) optical flow prediction. Given an input dynamic texture, statistics of filter responses from the object recognition ConvNet encapsulate the per-frame appearance of the input texture, while statistics of filter responses from the optical flow ConvNet model its dynamics. To generate a novel texture, a randomly initialized input sequence is optimized to match the feature statistics from each stream of an example texture. Inspired by recent work on image style transfer and enabled by the two-stream model, we also apply the synthesis approach to combine the texture appearance from one texture with the dynamics of another to generate entirely novel dynamic textures. We show that our approach generates novel, high quality samples that match both the framewise appearance and temporal evolution of input texture. Finally, we quantitatively evaluate our texture synthesis approach with a thorough user study.&quot;,&quot;container-title&quot;:&quot;2018 IEEE/CVF Conference on Computer Vision and Pattern Recognition&quot;,&quot;DOI&quot;:&quot;10.1109/CVPR.2018.00701&quot;,&quot;event-title&quot;:&quot;2018 IEEE/CVF Conference on Computer Vision and Pattern Recognition&quot;,&quot;note&quot;:&quot;ISSN: 2575-7075&quot;,&quot;page&quot;:&quot;6703-6712&quot;,&quot;source&quot;:&quot;IEEE Xplore&quot;,&quot;title&quot;:&quot;Two-Stream Convolutional Networks for Dynamic Texture Synthesis&quot;,&quot;URL&quot;:&quot;https://ieeexplore.ieee.org/document/8578799/&quot;,&quot;author&quot;:[{&quot;family&quot;:&quot;Tesfaldet&quot;,&quot;given&quot;:&quot;Matthew&quot;},{&quot;family&quot;:&quot;Brubaker&quot;,&quot;given&quot;:&quot;Marcus A.&quot;},{&quot;family&quot;:&quot;Derpanis&quot;,&quot;given&quot;:&quot;Konstantinos G.&quot;}],&quot;accessed&quot;:{&quot;date-parts&quot;:[[&quot;2025&quot;,8,26]]},&quot;issued&quot;:{&quot;date-parts&quot;:[[&quot;2018&quot;,6]]}}}],&quot;schema&quot;:&quot;https://github.com/citation-style-language/schema/raw/master/csl-citation.json&quot;} RNDSbSUkPW8dL"/><text:span text:style-name="T10">[32]</text:span><text:reference-mark-end text:name="ZOTERO_ITEM CSL_CITATION {&quot;citationID&quot;:&quot;kTf8tsDb&quot;,&quot;properties&quot;:{&quot;formattedCitation&quot;:&quot;[32]&quot;,&quot;plainCitation&quot;:&quot;[32]&quot;,&quot;noteIndex&quot;:0},&quot;citationItems&quot;:[{&quot;id&quot;:72,&quot;uris&quot;:[&quot;http://zotero.org/users/local/FlXyRKaA/items/68ZM8SB4&quot;],&quot;itemData&quot;:{&quot;id&quot;:72,&quot;type&quot;:&quot;paper-conference&quot;,&quot;abstract&quot;:&quot;We introduce a two-stream model for dynamic texture synthesis. Our model is based on pre-trained convolutional networks (ConvNets) that target two independent tasks: (i) object recognition, and (ii) optical flow prediction. Given an input dynamic texture, statistics of filter responses from the object recognition ConvNet encapsulate the per-frame appearance of the input texture, while statistics of filter responses from the optical flow ConvNet model its dynamics. To generate a novel texture, a randomly initialized input sequence is optimized to match the feature statistics from each stream of an example texture. Inspired by recent work on image style transfer and enabled by the two-stream model, we also apply the synthesis approach to combine the texture appearance from one texture with the dynamics of another to generate entirely novel dynamic textures. We show that our approach generates novel, high quality samples that match both the framewise appearance and temporal evolution of input texture. Finally, we quantitatively evaluate our texture synthesis approach with a thorough user study.&quot;,&quot;container-title&quot;:&quot;2018 IEEE/CVF Conference on Computer Vision and Pattern Recognition&quot;,&quot;DOI&quot;:&quot;10.1109/CVPR.2018.00701&quot;,&quot;event-title&quot;:&quot;2018 IEEE/CVF Conference on Computer Vision and Pattern Recognition&quot;,&quot;note&quot;:&quot;ISSN: 2575-7075&quot;,&quot;page&quot;:&quot;6703-6712&quot;,&quot;source&quot;:&quot;IEEE Xplore&quot;,&quot;title&quot;:&quot;Two-Stream Convolutional Networks for Dynamic Texture Synthesis&quot;,&quot;URL&quot;:&quot;https://ieeexplore.ieee.org/document/8578799/&quot;,&quot;author&quot;:[{&quot;family&quot;:&quot;Tesfaldet&quot;,&quot;given&quot;:&quot;Matthew&quot;},{&quot;family&quot;:&quot;Brubaker&quot;,&quot;given&quot;:&quot;Marcus A.&quot;},{&quot;family&quot;:&quot;Derpanis&quot;,&quot;given&quot;:&quot;Konstantinos G.&quot;}],&quot;accessed&quot;:{&quot;date-parts&quot;:[[&quot;2025&quot;,8,26]]},&quot;issued&quot;:{&quot;date-parts&quot;:[[&quot;2018&quot;,6]]}}}],&quot;schema&quot;:&quot;https://github.com/citation-style-language/schema/raw/master/csl-citation.json&quot;} RNDSbSUkPW8dL"/></text:p>
            </text:list-item>
            <text:list-item>
              <text:p text:style-name="P3"><text:span text:style-name="T10">Ruta Separating Style from Content </text:span><text:reference-mark-start text:name="ZOTERO_ITEM CSL_CITATION {&quot;citationID&quot;:&quot;Bog6bIYx&quot;,&quot;properties&quot;:{&quot;formattedCitation&quot;:&quot;[33]&quot;,&quot;plainCitation&quot;:&quot;[33]&quot;,&quot;noteIndex&quot;:0},&quot;citationItems&quot;:[{&quot;id&quot;:99,&quot;uris&quot;:[&quot;http://zotero.org/users/local/FlXyRKaA/items/88VQDKY5&quot;],&quot;itemData&quot;:{&quot;id&quot;:99,&quot;type&quot;:&quot;article&quot;,&quot;abstract&quot;:&quot;Representation learning aims to discover individual salient features of a domain in a compact and descriptive form that strongly identifies the unique characteristics of a given sample respective to its domain. Existing works in visual style representation literature have tried to disentangle style from content during training explicitly. A complete separation between these has yet to be fully achieved. Our paper aims to learn a representation of visual artistic style more strongly disentangled from the semantic content depicted in an image. We use Neural Style Transfer (NST) to measure and drive the learning signal and achieve state-of-the-art representation learning on explicitly disentangled metrics. We show that strongly addressing the disentanglement of style and content leads to large gains in style-specific metrics, encoding far less semantic information and achieving state-of-the-art accuracy in downstream multimodal applications.&quot;,&quot;DOI&quot;:&quot;10.48550/arXiv.2304.05755&quot;,&quot;note&quot;:&quot;arXiv:2304.05755 [cs]&quot;,&quot;number&quot;:&quot;arXiv:2304.05755&quot;,&quot;publisher&quot;:&quot;arXiv&quot;,&quot;source&quot;:&quot;arXiv.org&quot;,&quot;title&quot;:&quot;ALADIN-NST: Self-supervised disentangled representation learning of artistic style through Neural Style Transfer&quot;,&quot;title-short&quot;:&quot;ALADIN-NST&quot;,&quot;URL&quot;:&quot;http://arxiv.org/abs/2304.05755&quot;,&quot;author&quot;:[{&quot;family&quot;:&quot;Ruta&quot;,&quot;given&quot;:&quot;Dan&quot;},{&quot;family&quot;:&quot;Tarres&quot;,&quot;given&quot;:&quot;Gemma Canet&quot;},{&quot;family&quot;:&quot;Black&quot;,&quot;given&quot;:&quot;Alexander&quot;},{&quot;family&quot;:&quot;Gilbert&quot;,&quot;given&quot;:&quot;Andrew&quot;},{&quot;family&quot;:&quot;Collomosse&quot;,&quot;given&quot;:&quot;John&quot;}],&quot;accessed&quot;:{&quot;date-parts&quot;:[[&quot;2025&quot;,9,4]]},&quot;issued&quot;:{&quot;date-parts&quot;:[[&quot;2023&quot;,8,17]]}}}],&quot;schema&quot;:&quot;https://github.com/citation-style-language/schema/raw/master/csl-citation.json&quot;} RNDoSD3FfJMn8"/><text:span text:style-name="T10">[33]</text:span><text:reference-mark-end text:name="ZOTERO_ITEM CSL_CITATION {&quot;citationID&quot;:&quot;Bog6bIYx&quot;,&quot;properties&quot;:{&quot;formattedCitation&quot;:&quot;[33]&quot;,&quot;plainCitation&quot;:&quot;[33]&quot;,&quot;noteIndex&quot;:0},&quot;citationItems&quot;:[{&quot;id&quot;:99,&quot;uris&quot;:[&quot;http://zotero.org/users/local/FlXyRKaA/items/88VQDKY5&quot;],&quot;itemData&quot;:{&quot;id&quot;:99,&quot;type&quot;:&quot;article&quot;,&quot;abstract&quot;:&quot;Representation learning aims to discover individual salient features of a domain in a compact and descriptive form that strongly identifies the unique characteristics of a given sample respective to its domain. Existing works in visual style representation literature have tried to disentangle style from content during training explicitly. A complete separation between these has yet to be fully achieved. Our paper aims to learn a representation of visual artistic style more strongly disentangled from the semantic content depicted in an image. We use Neural Style Transfer (NST) to measure and drive the learning signal and achieve state-of-the-art representation learning on explicitly disentangled metrics. We show that strongly addressing the disentanglement of style and content leads to large gains in style-specific metrics, encoding far less semantic information and achieving state-of-the-art accuracy in downstream multimodal applications.&quot;,&quot;DOI&quot;:&quot;10.48550/arXiv.2304.05755&quot;,&quot;note&quot;:&quot;arXiv:2304.05755 [cs]&quot;,&quot;number&quot;:&quot;arXiv:2304.05755&quot;,&quot;publisher&quot;:&quot;arXiv&quot;,&quot;source&quot;:&quot;arXiv.org&quot;,&quot;title&quot;:&quot;ALADIN-NST: Self-supervised disentangled representation learning of artistic style through Neural Style Transfer&quot;,&quot;title-short&quot;:&quot;ALADIN-NST&quot;,&quot;URL&quot;:&quot;http://arxiv.org/abs/2304.05755&quot;,&quot;author&quot;:[{&quot;family&quot;:&quot;Ruta&quot;,&quot;given&quot;:&quot;Dan&quot;},{&quot;family&quot;:&quot;Tarres&quot;,&quot;given&quot;:&quot;Gemma Canet&quot;},{&quot;family&quot;:&quot;Black&quot;,&quot;given&quot;:&quot;Alexander&quot;},{&quot;family&quot;:&quot;Gilbert&quot;,&quot;given&quot;:&quot;Andrew&quot;},{&quot;family&quot;:&quot;Collomosse&quot;,&quot;given&quot;:&quot;John&quot;}],&quot;accessed&quot;:{&quot;date-parts&quot;:[[&quot;2025&quot;,9,4]]},&quot;issued&quot;:{&quot;date-parts&quot;:[[&quot;2023&quot;,8,17]]}}}],&quot;schema&quot;:&quot;https://github.com/citation-style-language/schema/raw/master/csl-citation.json&quot;} RNDoSD3FfJMn8"/></text:p>
            </text:list-item>
          </text:list>
        </text:list-item>
      </text:list>
      <text:p text:style-name="P11"/>
      <text:p text:style-name="P11"/>
      <text:p text:style-name="P11"/>
      <text:p text:style-name="P12">Bibliography</text:p>
      <text:section text:style-name="Sect1" text:name="ZOTERO_BIBL {&quot;uncited&quot;:[],&quot;omitted&quot;:[],&quot;custom&quot;:[]} CSL_BIBLIOGRAPHY RNDe56sWhWUd9">
        <text:p text:style-name="P13">[1]<text:tab/>L. A. Gatys, A. S. Ecker, and M. Bethge, “Image Style Transfer Using Convolutional Neural Networks,” in <text:span text:style-name="T11">2016 IEEE Conference on Computer Vision and Pattern Recognition (CVPR)</text:span>, Las Vegas, NV, USA: IEEE, June 2016, pp. 2414–2423. doi: 10.1109/CVPR.2016.265.</text:p>
        <text:p text:style-name="P13">[2]<text:tab/>A. A. Efros and W. T. Freeman, “Image quilting for texture synthesis and transfer,” in <text:span text:style-name="T11">Proceedings of the 28th annual conference on Computer graphics and interactive techniques</text:span>, in SIGGRAPH ’01. New York, NY, USA: Association for Computing Machinery, Aug. 2001, pp. 341–346. doi: 10.1145/383259.383296.</text:p>
        <text:p text:style-name="P13">[3]<text:tab/>N. Ashikhmin, “Fast texture transfer,” <text:span text:style-name="T11">IEEE Computer Graphics and Applications</text:span>, vol. 23, no. 4, pp. 38–43, July 2003, doi: 10.1109/MCG.2003.1210863.</text:p>
        <text:p text:style-name="P13">[4]<text:tab/>A. A. Efros and T. K. Leung, “Texture synthesis by non-parametric sampling,” in <text:span text:style-name="T11">Proceedings of the Seventh IEEE International Conference on Computer Vision</text:span>, Sept. 1999, pp. 1033–1038 vol.2. doi: 10.1109/ICCV.1999.790383.</text:p>
        <text:p text:style-name="P13">[5]<text:tab/>L.-Y. Wei and M. Levoy, “Fast texture synthesis using tree-structured vector quantization,” in <text:span text:style-name="T11">Proceedings of the 27th annual conference on Computer graphics and interactive techniques <text:s/>- SIGGRAPH ’00</text:span>, Not Known: ACM Press, 2000, pp. 479–488. doi: 10.1145/344779.345009.</text:p>
        <text:p text:style-name="P13">[6]<text:tab/>J.-P. Lewis, “Texture synthesis for digital painting,” <text:span text:style-name="T11">SIGGRAPH Comput. Graph.</text:span>, vol. 18, no. 3, pp. 245–252, Jan. 1984, doi: 10.1145/964965.808605.</text:p>
        <text:p text:style-name="P13">[7]<text:tab/>A. Gagalowicz and S. De Ma, “Model driven synthesis of natural textures for 3-D scenes,” <text:span text:style-name="T11">Computers &amp; Graphics</text:span>, vol. 10, no. 2, pp. 161–170, Jan. 1986, doi: 10.1016/0097-8493(86)90042-7.</text:p>
        <text:p text:style-name="P13">[8]<text:tab/>L. Gatys, A. S. Ecker, and M. Bethge, “Texture Synthesis Using Convolutional Neural Networks”.</text:p>
        <text:p text:style-name="P13">[9]<text:tab/>M. Elad and P. Milanfar, “Style Transfer Via Texture Synthesis,” <text:span text:style-name="T11">IEEE Transactions on Image Processing</text:span>, vol. 26, no. 5, pp. 2338–2351, May 2017, doi: 10.1109/TIP.2017.2678168.</text:p>
        <text:p text:style-name="P13">[10]<text:tab/>S. Ollivier, Y. Gousseau, and S. Lefebvre, “Multispectral Texture Synthesis Using RGB Convolutional Neural Networks,” <text:span text:style-name="T11">IEEE Transactions on Geoscience and Remote Sensing</text:span>, vol. 63, pp. 1–14, 2025, doi: 10.1109/TGRS.2025.3554931.</text:p>
        <text:p text:style-name="P13">[11]<text:tab/>N. Liu, M. Rogers, H. Cui, W. Liu, X. Li, and P. Delmas, “Deep convolutional neural networks for regular texture recognition,” <text:span text:style-name="T11">PeerJ Computer Science</text:span>, Feb. 2022, doi: 10.7717/peerj-cs.869.</text:p>
        <text:p text:style-name="P13">[12]<text:tab/>X. Wei, B. Hu, T. Gao, J. Wang, and B. Deng, “Multi-scale convolutional neural network for texture recognition,” <text:span text:style-name="T11">Displays</text:span>, vol. 75, p. 102324, Dec. 2022, doi: 10.1016/j.displa.2022.102324.</text:p>
        <text:p text:style-name="P13">[13]<text:tab/>G. Huang, Z. Liu, L. van der Maaten, and K. Q. Weinberger, “Densely Connected Convolutional Networks,” Jan. 28, 2018, <text:span text:style-name="T11">arXiv</text:span>: arXiv:1608.06993. doi: 10.48550/arXiv.1608.06993.</text:p>
        <text:p text:style-name="P13">[14]<text:tab/>C. Szegedy <text:span text:style-name="T11">et al.</text:span>, “Going deeper with convolutions,” in <text:span text:style-name="T11">2015 IEEE Conference on Computer Vision and Pattern Recognition (CVPR)</text:span>, June 2015, pp. 1–9. doi: 10.1109/CVPR.2015.7298594.</text:p>
        <text:p text:style-name="P13">[15]<text:tab/>K. He, X. Zhang, S. Ren, and J. Sun, “Deep Residual Learning for Image Recognition,” in <text:span text:style-name="T11">2016 IEEE Conference on Computer Vision and Pattern Recognition (CVPR)</text:span>, Las Vegas, NV, USA: IEEE, June 2016, pp. 770–778. doi: 10.1109/CVPR.2016.90.</text:p>
        <text:p text:style-name="P13">[16]<text:tab/>F. N. Iandola, S. Han, M. W. Moskewicz, K. Ashraf, W. J. Dally, and K. Keutzer, “SqueezeNet: AlexNet-level accuracy with 50x fewer parameters and &lt;0.5MB model size,” Nov. 04, 2016, <text:span text:style-name="T11">arXiv</text:span>: arXiv:1602.07360. doi: 10.48550/arXiv.1602.07360.</text:p>
        <text:p text:style-name="P13">[17]<text:tab/>K. Simonyan and A. Zisserman, “Very Deep Convolutional Networks for Large-Scale Image Recognition,” Apr. 10, 2015, <text:span text:style-name="T11">arXiv</text:span>: arXiv:1409.1556. doi: 10.48550/arXiv.1409.1556.</text:p>
        <text:p text:style-name="P13">[18]<text:tab/>J. Deng, W. Dong, R. Socher, L.-J. Li, K. Li, and L. Fei-Fei, “ImageNet: A large-scale hierarchical image database,” in <text:span text:style-name="T11">2009 IEEE Conference on Computer Vision and Pattern Recognition</text:span>, June 2009, pp. 248–255. doi: 10.1109/CVPR.2009.5206848.</text:p>
        <text:p text:style-name="P13"><text:soft-page-break/>[19]<text:tab/>“peak signal to noise ratio - an overview | ScienceDirect Topics.” Accessed: Aug. 13, 2025. [Online]. Available: https://www.sciencedirect.com/topics/computer-science/peak-signal-to-noise-ratio</text:p>
        <text:p text:style-name="P13">[20]<text:tab/>L. Zhang, L. Zhang, X. Mou, and D. Zhang, “FSIM: A Feature Similarity Index for Image Quality Assessment,” <text:span text:style-name="T11">IEEE Transactions on Image Processing</text:span>, vol. 20, no. 8, pp. 2378–2386, Aug. 2011, doi: 10.1109/TIP.2011.2109730.</text:p>
        <text:p text:style-name="P13">[21]<text:tab/>R. Zhang, P. Isola, A. A. Efros, E. Shechtman, and O. Wang, “The Unreasonable Effectiveness of Deep Features as a Perceptual Metric,” Apr. 10, 2018, <text:span text:style-name="T11">arXiv</text:span>: arXiv:1801.03924. doi: 10.48550/arXiv.1801.03924.</text:p>
        <text:p text:style-name="P13">[22]<text:tab/>Z. Wang, A. C. Bovik, H. R. Sheikh, and E. P. Simoncelli, “Image quality assessment: from error visibility to structural similarity,” <text:span text:style-name="T11">IEEE Transactions on Image Processing</text:span>, vol. 13, no. 4, pp. 600–612, Apr. 2004, doi: 10.1109/TIP.2003.819861.</text:p>
        <text:p text:style-name="P13">[23]<text:tab/>A. Mittal, A. K. Moorthy, and A. C. Bovik, “No-Reference Image Quality Assessment in the Spatial Domain,” <text:span text:style-name="T11">IEEE Transactions on Image Processing</text:span>, vol. 21, no. 12, pp. 4695–4708, Dec. 2012, doi: 10.1109/TIP.2012.2214050.</text:p>
        <text:p text:style-name="P13">[24]<text:tab/>A. Mittal, R. Soundararajan, and A. C. Bovik, “Making a ‘Completely Blind’ Image Quality Analyzer,” <text:span text:style-name="T11">IEEE Signal Processing Letters</text:span>, vol. 20, no. 3, pp. 209–212, Mar. 2013, doi: 10.1109/LSP.2012.2227726.</text:p>
        <text:p text:style-name="P13">[25]<text:tab/>V. N, P. D, M. C. Bh, S. S. Channappayya, and S. S. Medasani, “Blind image quality evaluation using perception based features,” in <text:span text:style-name="T11">2015 Twenty First National Conference on Communications (NCC)</text:span>, Feb. 2015, pp. 1–6. doi: 10.1109/NCC.2015.7084843.</text:p>
        <text:p text:style-name="P13">[26]<text:tab/>“Neural Transfer Using PyTorch — PyTorch Tutorials 2.8.0+cu128 documentation.” Accessed: Aug. 07, 2025. [Online]. Available: https://pytorch.org/tutorials/advanced/neural_style_tutorial.html, /advanced/neural_style_tutorial.html</text:p>
        <text:p text:style-name="P13">[27]<text:tab/><text:span text:style-name="T11">pyiqa: PyTorch Toolbox for Image Quality Assessment</text:span>. Python. Accessed: Sept. 04, 2025. [OS Independent]. Available: https://github.com/chaofengc/IQA-PyTorch</text:p>
        <text:p text:style-name="P13">[28]<text:tab/>Y. Yeo and D. Um, “Can AI Recognize the Style of Art? Analyzing Aesthetics through the Lens of Style Transfer,” Apr. 19, 2025, <text:span text:style-name="T11">arXiv</text:span>: arXiv:2504.14272. doi: 10.48550/arXiv.2504.14272.</text:p>
        <text:p text:style-name="P13">[29]<text:tab/>M. Wright and B. Ommer, “ArtFID: Quantitative Evaluation of Neural Style Transfer,” July 25, 2022, <text:span text:style-name="T11">arXiv</text:span>: arXiv:2207.12280. doi: 10.48550/arXiv.2207.12280.</text:p>
        <text:p text:style-name="P13">[30]<text:tab/>E. Ioannou and S. Maddock, “Evaluation in Neural Style Transfer: A Review,” <text:span text:style-name="T11">Computer Graphics Forum</text:span>, vol. 43, no. 6, p. e15165, 2024, doi: 10.1111/cgf.15165.</text:p>
        <text:p text:style-name="P13">[31]<text:tab/>L. A. Gatys, A. S. Ecker, M. Bethge, A. Hertzmann, and E. Shechtman, “Controlling Perceptual Factors in Neural Style Transfer,” May 11, 2017, <text:span text:style-name="T11">arXiv</text:span>: arXiv:1611.07865. doi: 10.48550/arXiv.1611.07865.</text:p>
        <text:p text:style-name="P13">[32]<text:tab/>M. Tesfaldet, M. A. Brubaker, and K. G. Derpanis, “Two-Stream Convolutional Networks for Dynamic Texture Synthesis,” in <text:span text:style-name="T11">2018 IEEE/CVF Conference on Computer Vision and Pattern Recognition</text:span>, June 2018, pp. 6703–6712. doi: 10.1109/CVPR.2018.00701.</text:p>
        <text:p text:style-name="P13">[33]<text:tab/>D. Ruta, G. C. Tarres, A. Black, A. Gilbert, and J. Collomosse, “ALADIN-NST: Self-supervised disentangled representation learning of artistic style through Neural Style Transfer,” Aug. 17, 2023, <text:span text:style-name="T11">arXiv</text:span>: arXiv:2304.05755. doi: 10.48550/arXiv.2304.05755.</text:p>
      </text:section>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8T13:06:53.979351214</meta:creation-date>
    <dc:date>2025-09-25T11:14:40.340417649</dc:date>
    <meta:editing-duration>PT59M1S</meta:editing-duration>
    <meta:editing-cycles>6</meta:editing-cycles>
    <meta:generator>LibreOffice/25.2.6.2$Linux_X86_64 LibreOffice_project/520$Build-2</meta:generator>
    <meta:document-statistic meta:table-count="0" meta:image-count="0" meta:object-count="0" meta:page-count="3" meta:paragraph-count="80" meta:word-count="1184" meta:character-count="8072" meta:non-whitespace-character-count="7029"/>
    <meta:user-defined meta:name="ZOTERO_PREF_1">&lt;data data-version="3" zotero-version="7.0.24"&gt;&lt;session id="y0Ap70sk"/&gt;&lt;style id="http://www.zotero.org/styles/ieee" locale="en-US" hasBibliography="1" bibliographyStyleHasBeenSet="1"/&gt;&lt;prefs&gt;&lt;pref name="fieldType" value="ReferenceMark"/&gt;&lt;/prefs&gt;&lt;/data&gt;</meta:user-defined>
  </office:meta>
</office:document-meta>
</file>